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0afed" officeooo:paragraph-rsid="0010afed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71b85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71b85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3e7014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51746e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53a893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27501" officeooo:paragraph-rsid="00127501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rsid="00127501" officeooo:paragraph-rsid="00127501"/>
    </style:style>
    <style:style style:name="P11" style:family="paragraph" style:parent-style-name="Text_20_body">
      <style:text-properties officeooo:rsid="00127501" officeooo:paragraph-rsid="00127501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13f3bf" officeooo:paragraph-rsid="0013f3b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15a4ba" officeooo:paragraph-rsid="0015a4ba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69532" officeooo:paragraph-rsid="00171b85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71b85" officeooo:paragraph-rsid="00171b85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71b85" officeooo:paragraph-rsid="0017dfca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7dfca" officeooo:paragraph-rsid="0017dfca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99d45" officeooo:paragraph-rsid="00199d45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99d45" officeooo:paragraph-rsid="0019eeb9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99d45" officeooo:paragraph-rsid="001cae28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99d45" officeooo:paragraph-rsid="003ec010"/>
    </style:style>
    <style:style style:name="P22" style:family="paragraph" style:parent-style-name="Standard">
      <style:text-properties officeooo:rsid="0019eeb9" officeooo:paragraph-rsid="0019eeb9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9eeb9" officeooo:paragraph-rsid="0019eeb9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rsid="0019eeb9" officeooo:paragraph-rsid="0040569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1b07fe" officeooo:paragraph-rsid="001b07f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1b07fe" officeooo:paragraph-rsid="001bbc04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1bbc04" officeooo:paragraph-rsid="001bbc04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1bbc04" officeooo:paragraph-rsid="001cae28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1bbc04" officeooo:paragraph-rsid="00259df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1cae28" officeooo:paragraph-rsid="001cae28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officeooo:rsid="001cae28" officeooo:paragraph-rsid="001cae28"/>
    </style:style>
    <style:style style:name="P32" style:family="paragraph" style:parent-style-name="Standard">
      <style:text-properties officeooo:rsid="001cae28" officeooo:paragraph-rsid="001cae28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203b3f" officeooo:paragraph-rsid="00203b3f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210ad0" officeooo:paragraph-rsid="00210ad0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210ad0" officeooo:paragraph-rsid="00460880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22aecb" officeooo:paragraph-rsid="0022aecb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2401f1" officeooo:paragraph-rsid="002401f1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2401f1" officeooo:paragraph-rsid="00271dfc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2401f1" officeooo:paragraph-rsid="004a2cd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27c72b" officeooo:paragraph-rsid="0027c72b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27c72b" officeooo:paragraph-rsid="00295c17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295c17" officeooo:paragraph-rsid="00295c17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295c17" officeooo:paragraph-rsid="0029e9b8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295c17" officeooo:paragraph-rsid="002afa5b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29e9b8" officeooo:paragraph-rsid="0029e9b8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2a3811" officeooo:paragraph-rsid="002a3811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2afa5b" officeooo:paragraph-rsid="002afa5b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2afa5b" officeooo:paragraph-rsid="002c20bc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officeooo:rsid="002afa5b" officeooo:paragraph-rsid="002afa5b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2c20bc" officeooo:paragraph-rsid="002c20bc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2c20bc" officeooo:paragraph-rsid="004c7508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officeooo:rsid="002c20bc" officeooo:paragraph-rsid="002c20bc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2cc7ca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2e08fc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3087f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321f7a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377583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50d6b8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51746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520425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2e08fc" officeooo:paragraph-rsid="002e08fc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2e08fc" officeooo:paragraph-rsid="002ee680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2e08fc" officeooo:paragraph-rsid="004edf9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2ea23e" officeooo:paragraph-rsid="002ea23e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2ee680" officeooo:paragraph-rsid="002ee680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2ee680" officeooo:paragraph-rsid="003087fd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2ee680" officeooo:paragraph-rsid="00508c7e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3087fd" officeooo:paragraph-rsid="003087fd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3087fd" officeooo:paragraph-rsid="00323fda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3087fd" officeooo:paragraph-rsid="0051746e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321f7a" officeooo:paragraph-rsid="00321f7a"/>
    </style:style>
    <style:style style:name="P72" style:family="paragraph" style:parent-style-name="Standard">
      <style:text-properties officeooo:rsid="00323fda" officeooo:paragraph-rsid="00323fda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323fda" officeooo:paragraph-rsid="00323fda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0323fda" officeooo:paragraph-rsid="005325b1"/>
    </style:style>
    <style:style style:name="P75" style:family="paragraph" style:parent-style-name="Standard">
      <style:paragraph-properties fo:text-align="end" style:justify-single-word="false">
        <style:tab-stops/>
      </style:paragraph-properties>
      <style:text-properties officeooo:rsid="00323fda" officeooo:paragraph-rsid="00323fda"/>
    </style:style>
    <style:style style:name="P76" style:family="paragraph" style:parent-style-name="Standard">
      <style:text-properties officeooo:rsid="0033f11d" officeooo:paragraph-rsid="0033f11d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033f11d" officeooo:paragraph-rsid="0033f11d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35f070" officeooo:paragraph-rsid="0035f070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035f070" officeooo:paragraph-rsid="0036b5c7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36b5c7" officeooo:paragraph-rsid="0036b5c7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rsid="0036b5c7" officeooo:paragraph-rsid="00377583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officeooo:rsid="00377583" officeooo:paragraph-rsid="00377583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377583" officeooo:paragraph-rsid="0038bfeb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38bfeb" officeooo:paragraph-rsid="0038bfeb"/>
    </style:style>
    <style:style style:name="P85" style:family="paragraph" style:parent-style-name="Standard">
      <style:text-properties officeooo:rsid="003a171f" officeooo:paragraph-rsid="003a171f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officeooo:rsid="003a171f" officeooo:paragraph-rsid="003a171f"/>
    </style:style>
    <style:style style:name="P87" style:family="paragraph" style:parent-style-name="Standard">
      <style:text-properties officeooo:paragraph-rsid="003c56ae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07fe" officeooo:paragraph-rsid="001b07fe" style:font-weight-asian="bold" style:font-weight-complex="bold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4319a9" style:font-weight-asian="bold" style:font-weight-complex="bold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ae28" officeooo:paragraph-rsid="0043900d" style:font-weight-asian="bold" style:font-weight-complex="bold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ae28" officeooo:paragraph-rsid="001cae28" style:font-weight-asian="bold" style:font-weight-complex="bold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4e7b8" officeooo:paragraph-rsid="0044e7b8" style:font-weight-asian="bold" style:font-weight-complex="bold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7c72b" officeooo:paragraph-rsid="0027c72b" style:font-weight-asian="bold" style:font-weight-complex="bold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8ba64" officeooo:paragraph-rsid="0048ba64" style:font-weight-asian="bold" style:font-weight-complex="bold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afa5b" officeooo:paragraph-rsid="004c7508" style:font-weight-asian="bold" style:font-weight-complex="bold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3a893" officeooo:paragraph-rsid="0053a893" style:font-weight-asian="bold" style:font-weight-complex="bold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officeooo:rsid="0044e7b8" officeooo:paragraph-rsid="0044e7b8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9d45" officeooo:paragraph-rsid="0044e7b8" style:font-weight-asian="normal" style:font-weight-complex="normal"/>
    </style:style>
    <style:style style:name="P99" style:family="paragraph" style:parent-style-name="Standard">
      <style:text-properties officeooo:rsid="00460880" officeooo:paragraph-rsid="00460880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officeooo:rsid="00271dfc" officeooo:paragraph-rsid="00271dfc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officeooo:rsid="00271dfc" officeooo:paragraph-rsid="0048ba64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officeooo:rsid="00271dfc" officeooo:paragraph-rsid="004a2cdd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officeooo:rsid="004edf98" officeooo:paragraph-rsid="004edf98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officeooo:rsid="005325b1" officeooo:paragraph-rsid="005325b1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officeooo:rsid="0053a893" officeooo:paragraph-rsid="0053a893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officeooo:rsid="00552e78" officeooo:paragraph-rsid="00552e78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109" style:family="paragraph" style:parent-style-name="Heading_20_2" style:list-style-name=""/>
    <style:style style:name="P110" style:family="paragraph" style:parent-style-name="Standard">
      <style:paragraph-properties fo:text-align="end" style:justify-single-word="false">
        <style:tab-stops/>
      </style:paragraph-properties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officeooo:rsid="00552e78" officeooo:paragraph-rsid="00552e78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7501" officeooo:paragraph-rsid="00127501" style:font-weight-asian="bold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7501" officeooo:paragraph-rsid="0012a8ae" style:font-weight-asian="bold" style:font-weight-complex="bold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a8ae" officeooo:paragraph-rsid="0012a8ae" style:font-weight-asian="bold" style:font-weight-complex="bold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5c2f8" officeooo:paragraph-rsid="0055c2f8" style:font-weight-asian="bold" style:font-weight-complex="bold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940db" officeooo:paragraph-rsid="005940db" style:font-weight-asian="bold" style:font-weight-complex="bold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ae8e1" officeooo:paragraph-rsid="005ae8e1" style:font-weight-asian="bold" style:font-weight-complex="bold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b2521" officeooo:paragraph-rsid="005b2521" style:font-weight-asian="bold" style:font-weight-complex="bold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c5ec7" officeooo:paragraph-rsid="005c5ec7" style:font-weight-asian="bold" style:font-weight-complex="bold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d9035" officeooo:paragraph-rsid="005d9035" style:font-weight-asian="bold" style:font-weight-complex="bold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d9035" officeooo:paragraph-rsid="005fb7e1" style:font-weight-asian="bold" style:font-weight-complex="bold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cc7ca" officeooo:paragraph-rsid="005d9035" style:font-weight-asian="bold" style:font-weight-complex="bold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5f2e75" style:font-weight-asian="bold" style:font-weight-complex="bold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f2e75" officeooo:paragraph-rsid="005f2e75" style:font-weight-asian="bold" style:font-weight-complex="bold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4af97" officeooo:paragraph-rsid="0064af97" style:font-weight-asian="bold" style:font-weight-complex="bold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7da48" officeooo:paragraph-rsid="0067da48" style:font-weight-asian="bold" style:font-weight-complex="bold"/>
    </style:style>
    <style:style style:name="P127" style:family="paragraph" style:parent-style-name="Standard">
      <style:paragraph-properties fo:text-align="start" style:justify-single-word="false">
        <style:tab-stops/>
      </style:paragraph-properties>
    </style:style>
    <style:style style:name="P128" style:family="paragraph" style:parent-style-name="Standard">
      <style:paragraph-properties fo:text-align="end" style:justify-single-word="false">
        <style:tab-stops/>
      </style:paragraph-properties>
      <style:text-properties officeooo:rsid="00323fda" officeooo:paragraph-rsid="00323fda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rsid="00323fda" officeooo:paragraph-rsid="00323fda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officeooo:rsid="005325b1" officeooo:paragraph-rsid="005325b1"/>
    </style:style>
    <style:style style:name="P131" style:family="paragraph" style:parent-style-name="Standard">
      <style:paragraph-properties fo:text-align="end" style:justify-single-word="false">
        <style:tab-stops/>
      </style:paragraph-properties>
      <style:text-properties officeooo:rsid="0058e933" officeooo:paragraph-rsid="0058e933"/>
    </style:style>
    <style:style style:name="P132" style:family="paragraph" style:parent-style-name="Standard">
      <style:paragraph-properties fo:text-align="end" style:justify-single-word="false">
        <style:tab-stops/>
      </style:paragraph-properties>
      <style:text-properties officeooo:rsid="0058e933" officeooo:paragraph-rsid="005f2e75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199d45" officeooo:paragraph-rsid="0019eeb9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officeooo:rsid="001cae28" officeooo:paragraph-rsid="001cae28"/>
    </style:style>
    <style:style style:name="P135" style:family="paragraph" style:parent-style-name="Standard">
      <style:paragraph-properties fo:text-align="end" style:justify-single-word="false">
        <style:tab-stops/>
      </style:paragraph-properties>
      <style:text-properties officeooo:rsid="002c20bc" officeooo:paragraph-rsid="002c20bc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officeooo:rsid="002afa5b" officeooo:paragraph-rsid="002c20bc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officeooo:rsid="0027c72b" officeooo:paragraph-rsid="0027c72b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officeooo:rsid="005ae8e1" officeooo:paragraph-rsid="005ae8e1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5d9035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520425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officeooo:rsid="002cc7ca" officeooo:paragraph-rsid="003087fd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officeooo:rsid="005c5ec7" officeooo:paragraph-rsid="005c5ec7"/>
    </style:style>
    <style:style style:name="P143" style:family="paragraph" style:parent-style-name="Standard">
      <style:paragraph-properties fo:text-align="end" style:justify-single-word="false">
        <style:tab-stops/>
      </style:paragraph-properties>
      <style:text-properties officeooo:rsid="005c5ec7" officeooo:paragraph-rsid="005c5ec7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officeooo:rsid="0036b5c7" officeooo:paragraph-rsid="0036b5c7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officeooo:rsid="0036b5c7" officeooo:paragraph-rsid="005f2e75"/>
    </style:style>
    <style:style style:name="P146" style:family="paragraph" style:parent-style-name="Standard">
      <style:paragraph-properties fo:text-align="end" style:justify-single-word="false">
        <style:tab-stops/>
      </style:paragraph-properties>
      <style:text-properties officeooo:rsid="005f2e75" officeooo:paragraph-rsid="0058e933"/>
    </style:style>
    <style:style style:name="P147" style:family="paragraph" style:parent-style-name="Standard">
      <style:paragraph-properties fo:text-align="end" style:justify-single-word="false">
        <style:tab-stops/>
      </style:paragraph-properties>
      <style:text-properties officeooo:rsid="005f2e75" officeooo:paragraph-rsid="005f2e75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officeooo:rsid="005fb7e1" officeooo:paragraph-rsid="005fb7e1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officeooo:rsid="0061591c" officeooo:paragraph-rsid="0061591c"/>
    </style:style>
    <style:style style:name="P150" style:family="paragraph" style:parent-style-name="Standard">
      <style:paragraph-properties fo:text-align="end" style:justify-single-word="false">
        <style:tab-stops/>
      </style:paragraph-properties>
      <style:text-properties officeooo:rsid="0061591c" officeooo:paragraph-rsid="0061591c"/>
    </style:style>
    <style:style style:name="P15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62bd34" officeooo:paragraph-rsid="0062bd34" style:font-weight-asian="normal" style:font-weight-complex="normal"/>
    </style:style>
    <style:style style:name="P15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5d9035" officeooo:paragraph-rsid="005d9035" style:font-weight-asian="normal" style:font-weight-complex="normal"/>
    </style:style>
    <style:style style:name="P153" style:family="paragraph" style:parent-style-name="Standard">
      <style:paragraph-properties fo:text-align="end" style:justify-single-word="false">
        <style:tab-stops/>
      </style:paragraph-properties>
      <style:text-properties officeooo:rsid="00668ab3" officeooo:paragraph-rsid="00668ab3"/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officeooo:rsid="00668ab3" officeooo:paragraph-rsid="00668ab3"/>
    </style:style>
    <style:style style:name="P155" style:family="paragraph" style:parent-style-name="Text_20_body" style:list-style-name="L1">
      <style:paragraph-properties fo:margin-top="0in" fo:margin-bottom="0.0181in" style:contextual-spacing="false" fo:line-height="100%"/>
      <style:text-properties officeooo:rsid="00127501" officeooo:paragraph-rsid="00127501"/>
    </style:style>
    <style:style style:name="T1" style:family="text">
      <style:text-properties officeooo:rsid="00127501"/>
    </style:style>
    <style:style style:name="T2" style:family="text">
      <style:text-properties officeooo:rsid="0012a8ae"/>
    </style:style>
    <style:style style:name="T3" style:family="text">
      <style:text-properties officeooo:rsid="00169532"/>
    </style:style>
    <style:style style:name="T4" style:family="text">
      <style:text-properties officeooo:rsid="00171b8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eeb9"/>
    </style:style>
    <style:style style:name="T7" style:family="text">
      <style:text-properties officeooo:rsid="001b07fe"/>
    </style:style>
    <style:style style:name="T8" style:family="text">
      <style:text-properties officeooo:rsid="001bbc04"/>
    </style:style>
    <style:style style:name="T9" style:family="text">
      <style:text-properties officeooo:rsid="001cae28"/>
    </style:style>
    <style:style style:name="T10" style:family="text">
      <style:text-properties officeooo:rsid="00210ad0"/>
    </style:style>
    <style:style style:name="T11" style:family="text">
      <style:text-properties officeooo:rsid="002401f1"/>
    </style:style>
    <style:style style:name="T12" style:family="text">
      <style:text-properties officeooo:rsid="00259dfc"/>
    </style:style>
    <style:style style:name="T13" style:family="text">
      <style:text-properties officeooo:rsid="00271dfc"/>
    </style:style>
    <style:style style:name="T14" style:family="text">
      <style:text-properties officeooo:rsid="0027c72b"/>
    </style:style>
    <style:style style:name="T15" style:family="text">
      <style:text-properties officeooo:rsid="00295c17"/>
    </style:style>
    <style:style style:name="T16" style:family="text">
      <style:text-properties officeooo:rsid="0029e9b8"/>
    </style:style>
    <style:style style:name="T17" style:family="text">
      <style:text-properties officeooo:rsid="002afa5b"/>
    </style:style>
    <style:style style:name="T18" style:family="text">
      <style:text-properties officeooo:rsid="002c20bc"/>
    </style:style>
    <style:style style:name="T19" style:family="text">
      <style:text-properties officeooo:rsid="002cc7ca"/>
    </style:style>
    <style:style style:name="T20" style:family="text">
      <style:text-properties officeooo:rsid="002e08fc"/>
    </style:style>
    <style:style style:name="T21" style:family="text">
      <style:text-properties officeooo:rsid="002ea23e"/>
    </style:style>
    <style:style style:name="T22" style:family="text">
      <style:text-properties officeooo:rsid="002ee680"/>
    </style:style>
    <style:style style:name="T23" style:family="text">
      <style:text-properties officeooo:rsid="003087fd"/>
    </style:style>
    <style:style style:name="T24" style:family="text">
      <style:text-properties officeooo:rsid="00321f7a"/>
    </style:style>
    <style:style style:name="T25" style:family="text">
      <style:text-properties officeooo:rsid="00323fda"/>
    </style:style>
    <style:style style:name="T26" style:family="text">
      <style:text-properties officeooo:rsid="0035f070"/>
    </style:style>
    <style:style style:name="T27" style:family="text">
      <style:text-properties officeooo:rsid="0036b5c7"/>
    </style:style>
    <style:style style:name="T28" style:family="text">
      <style:text-properties officeooo:rsid="00377583"/>
    </style:style>
    <style:style style:name="T29" style:family="text">
      <style:text-properties officeooo:rsid="0038bfeb"/>
    </style:style>
    <style:style style:name="T30" style:family="text">
      <style:text-properties officeooo:rsid="0020bf0a"/>
    </style:style>
    <style:style style:name="T31" style:family="text">
      <style:text-properties officeooo:rsid="003c56ae"/>
    </style:style>
    <style:style style:name="T32" style:family="text">
      <style:text-properties officeooo:rsid="003cdc4a"/>
    </style:style>
    <style:style style:name="T33" style:family="text">
      <style:text-properties officeooo:rsid="003e7014"/>
    </style:style>
    <style:style style:name="T34" style:family="text">
      <style:text-properties officeooo:rsid="003ec010"/>
    </style:style>
    <style:style style:name="T35" style:family="text">
      <style:text-properties officeooo:rsid="0040569e"/>
    </style:style>
    <style:style style:name="T36" style:family="text">
      <style:text-properties officeooo:rsid="00420d40"/>
    </style:style>
    <style:style style:name="T37" style:family="text">
      <style:text-properties officeooo:rsid="004319a9"/>
    </style:style>
    <style:style style:name="T38" style:family="text">
      <style:text-properties officeooo:rsid="0043900d"/>
    </style:style>
    <style:style style:name="T39" style:family="text">
      <style:text-properties officeooo:rsid="00475529"/>
    </style:style>
    <style:style style:name="T40" style:family="text">
      <style:text-properties officeooo:rsid="0048ba64"/>
    </style:style>
    <style:style style:name="T41" style:family="text">
      <style:text-properties officeooo:rsid="004a2cdd"/>
    </style:style>
    <style:style style:name="T42" style:family="text">
      <style:text-properties officeooo:rsid="004b520b"/>
    </style:style>
    <style:style style:name="T43" style:family="text">
      <style:text-properties officeooo:rsid="00434af0"/>
    </style:style>
    <style:style style:name="T44" style:family="text">
      <style:text-properties officeooo:rsid="00508c7e"/>
    </style:style>
    <style:style style:name="T45" style:family="text">
      <style:text-properties officeooo:rsid="0050d6b8"/>
    </style:style>
    <style:style style:name="T46" style:family="text">
      <style:text-properties officeooo:rsid="0051746e"/>
    </style:style>
    <style:style style:name="T47" style:family="text">
      <style:text-properties officeooo:rsid="00520425"/>
    </style:style>
    <style:style style:name="T48" style:family="text">
      <style:text-properties officeooo:rsid="005325b1"/>
    </style:style>
    <style:style style:name="T49" style:family="text">
      <style:text-properties officeooo:rsid="0053a893"/>
    </style:style>
    <style:style style:name="T50" style:family="text">
      <style:text-properties officeooo:rsid="0055c2f8"/>
    </style:style>
    <style:style style:name="T51" style:family="text">
      <style:text-properties officeooo:rsid="0058a461"/>
    </style:style>
    <style:style style:name="T52" style:family="text">
      <style:text-properties officeooo:rsid="005accfe"/>
    </style:style>
    <style:style style:name="T53" style:family="text">
      <style:text-properties officeooo:rsid="005ae8e1"/>
    </style:style>
    <style:style style:name="T54" style:family="text">
      <style:text-properties officeooo:rsid="005c5ec7"/>
    </style:style>
    <style:style style:name="T55" style:family="text">
      <style:text-properties officeooo:rsid="005d9035"/>
    </style:style>
    <style:style style:name="T56" style:family="text">
      <style:text-properties officeooo:rsid="005da9c3"/>
    </style:style>
    <style:style style:name="T57" style:family="text">
      <style:text-properties officeooo:rsid="005f2e75"/>
    </style:style>
    <style:style style:name="T58" style:family="text">
      <style:text-properties officeooo:rsid="005fb7e1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61591c"/>
    </style:style>
    <style:style style:name="T61" style:family="text">
      <style:text-properties officeooo:rsid="0062bd34"/>
    </style:style>
    <style:style style:name="T62" style:family="text">
      <style:text-properties officeooo:rsid="00668ab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mmetry and Degeneracy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8"><text:a xlink:type="simple" xlink:href="#__RefHeading___Toc129877_966181473" text:style-name="Index_20_Link" text:visited-style-name="Index_20_Link">Symmetry<text:tab/>2</text:a></text:p>
          <text:p text:style-name="P108"><text:a xlink:type="simple" xlink:href="#__RefHeading___Toc129879_966181473" text:style-name="Index_20_Link" text:visited-style-name="Index_20_Link">Free Particle<text:tab/>4</text:a></text:p>
          <text:p text:style-name="P108"><text:a xlink:type="simple" xlink:href="#__RefHeading___Toc129881_966181473" text:style-name="Index_20_Link" text:visited-style-name="Index_20_Link">Parity<text:tab/>5</text:a></text:p>
          <text:p text:style-name="P108"><text:a xlink:type="simple" xlink:href="#__RefHeading___Toc129883_966181473" text:style-name="Index_20_Link" text:visited-style-name="Index_20_Link">Particle In the Square<text:tab/>7</text:a></text:p>
          <text:p text:style-name="P108"><text:a xlink:type="simple" xlink:href="#__RefHeading___Toc129885_966181473" text:style-name="Index_20_Link" text:visited-style-name="Index_20_Link">The Quantum Corral<text:tab/>10</text:a></text:p>
          <text:p text:style-name="P108"><text:a xlink:type="simple" xlink:href="#__RefHeading___Toc129887_966181473" text:style-name="Index_20_Link" text:visited-style-name="Index_20_Link">Landau Levels<text:tab/>13</text:a></text:p>
          <text:p text:style-name="P108"><text:a xlink:type="simple" xlink:href="#__RefHeading___Toc129889_966181473" text:style-name="Index_20_Link" text:visited-style-name="Index_20_Link">Complete Set of Observables<text:tab/>15</text:a></text:p>
        </text:index-body>
      </text:table-of-content>
      <text:p text:style-name="Text_20_body"/>
      <text:p text:style-name="P1"/>
      <text:h text:style-name="P107" text:outline-level="1"><text:bookmark-start text:name="__RefHeading___Toc129877_966181473"/>Symmetry<text:bookmark-end text:name="__RefHeading___Toc129877_966181473"/></text:h>
      <text:p text:style-name="P11">There are 3 types of symmetry discussed:</text:p>
      <text:list text:style-name="L1">
        <text:list-item>
          <text:p text:style-name="P155">Reflective</text:p>
        </text:list-item>
        <text:list-item>
          <text:p text:style-name="P155">Periodic</text:p>
        </text:list-item>
        <text:list-item>
          <text:p text:style-name="P155">Rotational</text:p>
        </text:list-item>
      </text:list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2">Recall .. Vector Math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B1" office:value-type="string">
            <text:p text:style-name="P9">u = &lt;x(t), y(t)&gt;</text:p>
          </table:table-cell>
        </table:table-row>
        <table:table-row table:style-name="Table1.1">
          <table:table-cell table:style-name="Table1.A1" office:value-type="string">
            <text:p text:style-name="P10">2</text:p>
          </table:table-cell>
          <table:table-cell table:style-name="Table1.B1" office:value-type="string">
            <text:p text:style-name="P4"><text:span text:style-name="T1">v = </text:span>&lt;<text:span text:style-name="T1">x,</text:span><text:span text:style-name="T31"> </text:span><text:span text:style-name="T1">y&gt; .. <text:s/>a vector based on x and y</text:span></text:p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B1" office:value-type="string">
            <text:p text:style-name="P9">P (x, y) .. a point at x and 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2">Reflective<text:span text:style-name="T2"> Symmetry</text:span></text:p>
          </table:table-cell>
        </table:table-row>
        <table:table-row table:style-name="Table1.1">
          <table:table-cell table:style-name="Table1.A1" office:value-type="string">
            <text:p text:style-name="P10">4</text:p>
          </table:table-cell>
          <table:table-cell table:style-name="Table1.B1" office:value-type="string">
            <text:p text:style-name="P9">x(t) = px + Vx (t) </text:p>
          </table:table-cell>
        </table:table-row>
        <table:table-row table:style-name="Table1.1">
          <table:table-cell table:style-name="Table1.A1" office:value-type="string">
            <text:p text:style-name="P10">5</text:p>
          </table:table-cell>
          <table:table-cell table:style-name="Table1.B1" office:value-type="string">
            <text:p text:style-name="P9">y(t) = py + Vy (t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3">Periodic<text:span text:style-name="T2"> Symmetry</text:span></text:p>
          </table:table-cell>
        </table:table-row>
        <table:table-row table:style-name="Table1.1">
          <table:table-cell table:style-name="Table1.A1" office:value-type="string">
            <text:p text:style-name="P10">6</text:p>
          </table:table-cell>
          <table:table-cell table:style-name="Table1.B1" office:value-type="string">
            <text:p text:style-name="P9">x(t) = px + Vx cos (t) </text:p>
          </table:table-cell>
        </table:table-row>
        <table:table-row table:style-name="Table1.1">
          <table:table-cell table:style-name="Table1.A1" office:value-type="string">
            <text:p text:style-name="P10">7</text:p>
          </table:table-cell>
          <table:table-cell table:style-name="Table1.B1" office:value-type="string">
            <text:p text:style-name="P9">y(t) = py + Vy sin (t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3">Rotational<text:span text:style-name="T2"> Symmetry</text:span>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9">x(t) = Vy (t)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9">y(t) = Vx (t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4">Invariance .. is when a transformation produced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12">x2 = f<text:span text:style-name="T51"> </text:span>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12">d/dx = [d/dx]^-1 f<text:span text:style-name="T51"> </text:span>(x) d/dx 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13">[d/dx]^2 = integrate f<text:span text:style-name="T51"> </text:span>(x) dx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14">H~ [p~, x<text:span text:style-name="T51"> </text:span>[2]~] = H~ [p~, x<text:span text:style-name="T51"> </text:span>[1]~] </text:p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14">H~ [p~, x<text:span text:style-name="T51"> </text:span>[2]~] <text:s/>O<text:span text:style-name="T4"> [a] </text:span>(x<text:span text:style-name="T51"> </text:span><text:span text:style-name="T4">[</text:span>2]) = E<text:span text:style-name="T4">[a]</text:span> <text:s/>O<text:span text:style-name="T4"> [a]</text:span> (x<text:span text:style-name="T51"> </text:span><text:span text:style-name="T4">[</text:span>2])</text:p>
          </table:table-cell>
        </table:table-row>
        <table:table-row table:style-name="Table1.1">
          <table:table-cell table:style-name="Table1.A1" office:value-type="string">
            <text:p text:style-name="P3">15</text:p>
          </table:table-cell>
          <table:table-cell table:style-name="Table1.B1" office:value-type="string">
            <text:p text:style-name="P14">H~ [p~, x~<text:span text:style-name="T4">]</text:span> <text:s/>O<text:span text:style-name="T4"> [a] </text:span>(<text:span text:style-name="T4">f</text:span><text:span text:style-name="T51"> </text:span><text:span text:style-name="T4">(</text:span>x<text:span text:style-name="T4">)</text:span>) = E<text:span text:style-name="T4">[a]</text:span> <text:s/>O<text:span text:style-name="T4"> [a]</text:span> (<text:span text:style-name="T4">f</text:span><text:span text:style-name="T51"> </text:span><text:span text:style-name="T4">(</text:span>x<text:span text:style-name="T4">)</text:span>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14">O<text:span text:style-name="T32"> </text:span><text:span text:style-name="T4">[b] </text:span>(x) = O<text:span text:style-name="T4"> [a]</text:span> (<text:span text:style-name="T4">f</text:span><text:span text:style-name="T51"> </text:span><text:span text:style-name="T4">(</text:span>x<text:span text:style-name="T4">)</text:span>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15">d/dt &lt;Q&gt; = 0</text:p>
          </table:table-cell>
        </table:table-row>
      </table:table>
      <text:p text:style-name="Standard"/>
      <text:p text:style-name="P87"><text:soft-page-break/>Figure 10.1. The stick figure is unchanged under reflections x → −x , but not under translations</text:p>
      <text:p text:style-name="P87"/>
      <text:p text:style-name="P87">Figure 10.2. The displaced sine function (dashed line) differs from the original sine function (solid line), except<text:span text:style-name="T30"> </text:span>under translations of exactly Δx = 2πn .<text:span text:style-name="T30"> </text:span></text:p>
      <text:h text:style-name="P109" text:outline-level="2"/>
      <text:h text:style-name="P107" text:outline-level="1"><text:bookmark-start text:name="__RefHeading___Toc129879_966181473"/>Free Particle <text:bookmark-end text:name="__RefHeading___Toc129879_96618147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1</text:p>
          </table:table-cell>
          <table:table-cell table:style-name="Table2.B1" office:value-type="string">
            <text:p text:style-name="P15">x2 = x + a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2</text:p>
          </table:table-cell>
          <table:table-cell table:style-name="Table2.B1" office:value-type="string">
            <text:p text:style-name="P15">d/dx2 = d/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31">3</text:p>
          </table:table-cell>
          <table:table-cell table:style-name="Table2.B1" office:value-type="string">
            <text:p text:style-name="P15">T~ F (x) = F (x2)</text:p>
          </table:table-cell>
        </table:table-row>
        <table:table-row table:style-name="Table2.1">
          <table:table-cell table:style-name="Table2.A1" office:value-type="string">
            <text:p text:style-name="P131">4</text:p>
          </table:table-cell>
          <table:table-cell table:style-name="Table2.B1" office:value-type="string">
            <text:p text:style-name="P15"><text:s/>= F (x +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5</text:p>
          </table:table-cell>
          <table:table-cell table:style-name="Table2.B1" office:value-type="string">
            <text:p text:style-name="P15">T~ H~ [d/dx, x] w(x) = H~ [d/dx2, x2] w(x2)</text:p>
          </table:table-cell>
        </table:table-row>
        <table:table-row table:style-name="Table2.1">
          <table:table-cell table:style-name="Table2.A1" office:value-type="string">
            <text:p text:style-name="P131">6</text:p>
          </table:table-cell>
          <table:table-cell table:style-name="Table2.B1" office:value-type="string">
            <text:p text:style-name="P15"><text:s/>= H~ [d/dx, x] w(x2)</text:p>
          </table:table-cell>
        </table:table-row>
        <table:table-row table:style-name="Table2.1">
          <table:table-cell table:style-name="Table2.A1" office:value-type="string">
            <text:p text:style-name="P131">7</text:p>
          </table:table-cell>
          <table:table-cell table:style-name="Table2.B1" office:value-type="string">
            <text:p text:style-name="P15">H~ [d/dx, x] T~ w(x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8</text:p>
          </table:table-cell>
          <table:table-cell table:style-name="Table2.B1" office:value-type="string">
            <text:p text:style-name="P15">[T~, H~] = T~ H~ - H~ T~</text:p>
          </table:table-cell>
        </table:table-row>
        <table:table-row table:style-name="Table2.1">
          <table:table-cell table:style-name="Table2.A1" office:value-type="string">
            <text:p text:style-name="P131">9</text:p>
          </table:table-cell>
          <table:table-cell table:style-name="Table2.B1" office:value-type="string">
            <text:p text:style-name="P15"><text:s/>= 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10</text:p>
          </table:table-cell>
          <table:table-cell table:style-name="Table2.B1" office:value-type="string">
            <text:p text:style-name="P16">T~ F (x) = F (x + a)</text:p>
          </table:table-cell>
        </table:table-row>
        <table:table-row table:style-name="Table2.1">
          <table:table-cell table:style-name="Table2.A1" office:value-type="string">
            <text:p text:style-name="P131">11</text:p>
          </table:table-cell>
          <table:table-cell table:style-name="Table2.B1" office:value-type="string">
            <text:p text:style-name="P17"><text:s/>= F(x) + [d/dx] F a + 1/2 [d/dx]^2 F a^2 + ... </text:p>
          </table:table-cell>
        </table:table-row>
        <table:table-row table:style-name="Table2.1">
          <table:table-cell table:style-name="Table2.A1" office:value-type="string">
            <text:p text:style-name="P131">12</text:p>
          </table:table-cell>
          <table:table-cell table:style-name="Table2.B1" office:value-type="string">
            <text:p text:style-name="P17"><text:s/>= Sum [n] A^n / n! [d/dx]^n F(x)</text:p>
          </table:table-cell>
        </table:table-row>
        <table:table-row table:style-name="Table2.1">
          <table:table-cell table:style-name="Table2.A1" office:value-type="string">
            <text:p text:style-name="P131">13</text:p>
          </table:table-cell>
          <table:table-cell table:style-name="Table2.B1" office:value-type="string">
            <text:p text:style-name="P17"><text:s/>= exp (a d/dx) F(x)</text:p>
          </table:table-cell>
        </table:table-row>
        <table:table-row table:style-name="Table2.1">
          <table:table-cell table:style-name="Table2.A1" office:value-type="string">
            <text:p text:style-name="P131">14</text:p>
          </table:table-cell>
          <table:table-cell table:style-name="Table2.B1" office:value-type="string">
            <text:p text:style-name="P17"><text:s/>= exp [i a p~/h-bar ] F(x)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15</text:p>
          </table:table-cell>
          <table:table-cell table:style-name="Table2.B1" office:value-type="string">
            <text:p text:style-name="P18">[p~, H~] = 0</text:p>
          </table:table-cell>
        </table:table-row>
        <table:table-row table:style-name="Table2.1">
          <table:table-cell table:style-name="Table2.A1" office:value-type="string">
            <text:p text:style-name="P131">16</text:p>
          </table:table-cell>
          <table:table-cell table:style-name="Table2.B1" office:value-type="string">
            <text:p text:style-name="P6">H~ = p<text:span text:style-name="T33">~^</text:span>2 /2<text:span text:style-name="T33"> </text:span>m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17</text:p>
          </table:table-cell>
          <table:table-cell table:style-name="Table2.B1" office:value-type="string">
            <text:p text:style-name="P21">d/dt &lt;Q&gt; = <text:span text:style-name="T34">i / h-bar &lt; [ Q, H ] &gt;</text:span></text:p>
          </table:table-cell>
        </table:table-row>
        <table:table-row table:style-name="Table2.1">
          <table:table-cell table:style-name="Table2.A1" office:value-type="string">
            <text:p text:style-name="P131">18</text:p>
          </table:table-cell>
          <table:table-cell table:style-name="Table2.B1" office:value-type="string">
            <text:p text:style-name="P18">d/dt &lt;Q&gt; = 0</text:p>
          </table:table-cell>
        </table:table-row>
        <table:table-row table:style-name="Table2.1">
          <table:table-cell table:style-name="Table2.A1" office:value-type="string">
            <text:p text:style-name="P131">19</text:p>
          </table:table-cell>
          <table:table-cell table:style-name="Table2.B1" office:value-type="string">
            <text:p text:style-name="P18">d/dt &lt;p&gt; = 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92">Recall .. How momentum is related to Energy</text:p>
          </table:table-cell>
        </table:table-row>
        <table:table-row table:style-name="Table2.1">
          <table:table-cell table:style-name="Table2.A1" office:value-type="string">
            <text:p text:style-name="P131">20</text:p>
          </table:table-cell>
          <table:table-cell table:style-name="Table2.B1" office:value-type="string">
            <text:p text:style-name="P98">p = sqr (2 m E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21</text:p>
          </table:table-cell>
          <table:table-cell table:style-name="Table2.B1" office:value-type="string">
            <text:p text:style-name="P18">w(x) = a exp (i p x / h-bar) + b <text:span text:style-name="T5">exp (i p x / h-bar)</text:span></text:p>
          </table:table-cell>
        </table:table-row>
        <table:table-row table:style-name="Table2.1">
          <table:table-cell table:style-name="Table2.A1" office:value-type="string">
            <text:p text:style-name="P131">22</text:p>
          </table:table-cell>
          <table:table-cell table:style-name="Table2.B1" office:value-type="string">
            <text:p text:style-name="P18"><text:s/>= a exp (i sqr (2 m E) x / h-bar) </text:p>
            <text:p text:style-name="P18"><text:s text:c="4"/>+ b <text:span text:style-name="T5">exp (i sqr (2 m E) x / h-bar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31">23</text:p>
          </table:table-cell>
          <table:table-cell table:style-name="Table2.B1" office:value-type="string">
            <text:p text:style-name="P18">{ <text:span text:style-name="T3">O</text:span> [p] (x) , E [p] } for all p = [oo .. oo] </text:p>
          </table:table-cell>
        </table:table-row>
        <table:table-row table:style-name="Table2.1">
          <table:table-cell table:style-name="Table2.A1" office:value-type="string">
            <text:p text:style-name="P131">24</text:p>
          </table:table-cell>
          <table:table-cell table:style-name="Table2.B1" office:value-type="string">
            <text:p text:style-name="P19">{ <text:span text:style-name="T6">1/sqr (2 PI h-bar) exp (i p x / h-bar)</text:span> , p<text:span text:style-name="T6">^2/2m</text:span> }</text:p>
          </table:table-cell>
        </table:table-row>
        <table:table-row table:style-name="Table2.1">
          <table:table-cell table:style-name="Table2.A1" office:value-type="string">
            <text:p text:style-name="P131"/>
          </table:table-cell>
          <table:table-cell table:style-name="Table2.B1" office:value-type="string">
            <text:p text:style-name="P19"/>
          </table:table-cell>
        </table:table-row>
      </table:table>
      <text:h text:style-name="Heading_20_1" text:outline-level="1"><text:bookmark-start text:name="__RefHeading___Toc129881_966181473"/><text:soft-page-break/>Parity<text:bookmark-end text:name="__RefHeading___Toc129881_966181473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1"/>
          </table:table-cell>
          <table:table-cell table:style-name="Table3.B1" office:value-type="string">
            <text:p text:style-name="P116">Potential Energy V (x)</text:p>
          </table:table-cell>
        </table:table-row>
        <table:table-row table:style-name="Table3.1">
          <table:table-cell table:style-name="Table3.A1" office:value-type="string">
            <text:p text:style-name="P131">1</text:p>
          </table:table-cell>
          <table:table-cell table:style-name="Table3.B1" office:value-type="string">
            <text:p text:style-name="P23">V(x) </text:p>
          </table:table-cell>
        </table:table-row>
        <table:table-row table:style-name="Table3.1">
          <table:table-cell table:style-name="Table3.A1" office:value-type="string">
            <text:p text:style-name="P131">2</text:p>
          </table:table-cell>
          <table:table-cell table:style-name="Table3.B1" office:value-type="string">
            <text:p text:style-name="P23"><text:s/>= 0 .. for a free particle</text:p>
          </table:table-cell>
        </table:table-row>
        <table:table-row table:style-name="Table3.1">
          <table:table-cell table:style-name="Table3.A1" office:value-type="string">
            <text:p text:style-name="P131">3</text:p>
          </table:table-cell>
          <table:table-cell table:style-name="Table3.B1" office:value-type="string">
            <text:p text:style-name="P23"><text:s/>= 1/2 k x^2 .. for a harmonic oscillator</text:p>
          </table:table-cell>
        </table:table-row>
        <table:table-row table:style-name="Table3.1">
          <table:table-cell table:style-name="Table3.A1" office:value-type="string">
            <text:p text:style-name="P131">4</text:p>
          </table:table-cell>
          <table:table-cell table:style-name="Table3.B1" office:value-type="string">
            <text:p text:style-name="P23"><text:s/>.. for an infinite square well</text:p>
          </table:table-cell>
        </table:table-row>
        <table:table-row table:style-name="Table3.1">
          <table:table-cell table:style-name="Table3.A1" office:value-type="string">
            <text:p text:style-name="P131">5</text:p>
          </table:table-cell>
          <table:table-cell table:style-name="Table3.B1" office:value-type="string">
            <text:p text:style-name="P23"><text:s/>= { 0 .. x &lt; -a </text:p>
          </table:table-cell>
        </table:table-row>
        <table:table-row table:style-name="Table3.1">
          <table:table-cell table:style-name="Table3.A1" office:value-type="string">
            <text:p text:style-name="P131">6</text:p>
          </table:table-cell>
          <table:table-cell table:style-name="Table3.B1" office:value-type="string">
            <text:p text:style-name="P23"><text:s text:c="4"/>{ -V0 .. x = [a .. a]</text:p>
          </table:table-cell>
        </table:table-row>
        <table:table-row table:style-name="Table3.1">
          <table:table-cell table:style-name="Table3.A1" office:value-type="string">
            <text:p text:style-name="P131">7</text:p>
          </table:table-cell>
          <table:table-cell table:style-name="Table3.B1" office:value-type="string">
            <text:p text:style-name="P23"><text:s text:c="4"/>{ 0 .. x &gt; a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6">Reflective Symmetry</text:p>
          </table:table-cell>
        </table:table-row>
        <table:table-row table:style-name="Table3.1">
          <table:table-cell table:style-name="Table3.A1" office:value-type="string">
            <text:p text:style-name="P131">8</text:p>
          </table:table-cell>
          <table:table-cell table:style-name="Table3.B1" office:value-type="string">
            <text:p text:style-name="P23">x2 = -x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6">Hamiltonian of Kinetic Energy</text:p>
          </table:table-cell>
        </table:table-row>
        <table:table-row table:style-name="Table3.1">
          <table:table-cell table:style-name="Table3.A1" office:value-type="string">
            <text:p text:style-name="P131">9</text:p>
          </table:table-cell>
          <table:table-cell table:style-name="Table3.B1" office:value-type="string">
            <text:p text:style-name="P23">- h-bar^2 / 2m <text:s/>[d/dx2][d/dx2] </text:p>
          </table:table-cell>
        </table:table-row>
        <table:table-row table:style-name="Table3.1">
          <table:table-cell table:style-name="Table3.A1" office:value-type="string">
            <text:p text:style-name="P131">10</text:p>
          </table:table-cell>
          <table:table-cell table:style-name="Table3.B1" office:value-type="string">
            <text:p text:style-name="P23"><text:s/>= - h-bar^2 / 2m <text:s/>[- d/dx][- d/dx]</text:p>
          </table:table-cell>
        </table:table-row>
        <table:table-row table:style-name="Table3.1">
          <table:table-cell table:style-name="Table3.A1" office:value-type="string">
            <text:p text:style-name="P131">11</text:p>
          </table:table-cell>
          <table:table-cell table:style-name="Table3.B1" office:value-type="string">
            <text:p text:style-name="P23"><text:s/>= - h-bar^2 / 2m <text:s/>[d/dx][d/dx]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6">Parity Operator</text:p>
          </table:table-cell>
        </table:table-row>
        <table:table-row table:style-name="Table3.1">
          <table:table-cell table:style-name="Table3.A1" office:value-type="string">
            <text:p text:style-name="P131">12</text:p>
          </table:table-cell>
          <table:table-cell table:style-name="Table3.B1" office:value-type="string">
            <text:p text:style-name="P23">P~ F(x) = F (-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13</text:p>
          </table:table-cell>
          <table:table-cell table:style-name="Table3.B1" office:value-type="string">
            <text:p text:style-name="P24">P~ H~ [dx, x]<text:span text:style-name="T35"> </text:span>w(x)</text:p>
          </table:table-cell>
        </table:table-row>
        <table:table-row table:style-name="Table3.1">
          <table:table-cell table:style-name="Table3.A1" office:value-type="string">
            <text:p text:style-name="P131">14</text:p>
          </table:table-cell>
          <table:table-cell table:style-name="Table3.B1" office:value-type="string">
            <text:p text:style-name="P23"><text:s/>= H~ [-dx, -x] w(-x)</text:p>
          </table:table-cell>
        </table:table-row>
        <table:table-row table:style-name="Table3.1">
          <table:table-cell table:style-name="Table3.A1" office:value-type="string">
            <text:p text:style-name="P131">15</text:p>
          </table:table-cell>
          <table:table-cell table:style-name="Table3.B1" office:value-type="string">
            <text:p text:style-name="P23"><text:s/>= H~ [dx, x] w(-x)</text:p>
          </table:table-cell>
        </table:table-row>
        <table:table-row table:style-name="Table3.1">
          <table:table-cell table:style-name="Table3.A1" office:value-type="string">
            <text:p text:style-name="P131">16</text:p>
          </table:table-cell>
          <table:table-cell table:style-name="Table3.B1" office:value-type="string">
            <text:p text:style-name="P23"><text:s/>= H~ [dx, x] P~ w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6">Parity Commutes with the Hamiltonian</text:p>
          </table:table-cell>
        </table:table-row>
        <table:table-row table:style-name="Table3.1">
          <table:table-cell table:style-name="Table3.A1" office:value-type="string">
            <text:p text:style-name="P131">17</text:p>
          </table:table-cell>
          <table:table-cell table:style-name="Table3.B1" office:value-type="string">
            <text:p text:style-name="P23">[P~, H~] = 0</text:p>
          </table:table-cell>
        </table:table-row>
        <table:table-row table:style-name="Table3.1">
          <table:table-cell table:style-name="Table3.A1" office:value-type="string">
            <text:p text:style-name="P131">18</text:p>
          </table:table-cell>
          <table:table-cell table:style-name="Table3.B1" office:value-type="string">
            <text:p text:style-name="P23">d/dt &lt;P&gt; = 0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116">Example of parity (P) and eigen states (O)</text:p>
          </table:table-cell>
        </table:table-row>
        <table:table-row table:style-name="Table3.1">
          <table:table-cell table:style-name="Table3.A1" office:value-type="string">
            <text:p text:style-name="P131">19</text:p>
          </table:table-cell>
          <table:table-cell table:style-name="Table3.B1" office:value-type="string">
            <text:p text:style-name="P25">P~ <text:s/><text:span text:style-name="T3">O</text:span> [b] (x) = b <text:s/><text:span text:style-name="T3">O</text:span> [b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5"/>
          </table:table-cell>
        </table:table-row>
        <table:table-row table:style-name="Table3.1">
          <table:table-cell table:style-name="Table3.A1" office:value-type="string">
            <text:p text:style-name="P131">20</text:p>
          </table:table-cell>
          <table:table-cell table:style-name="Table3.B1" office:value-type="string">
            <text:p text:style-name="P25">P~ <text:s/>P~ <text:span text:style-name="T3">O</text:span> [b] (x) = b <text:s/>P~ <text:span text:style-name="T3">O</text:span> [b] (x)</text:p>
          </table:table-cell>
        </table:table-row>
        <table:table-row table:style-name="Table3.1">
          <table:table-cell table:style-name="Table3.A1" office:value-type="string">
            <text:p text:style-name="P131">21</text:p>
          </table:table-cell>
          <table:table-cell table:style-name="Table3.B1" office:value-type="string">
            <text:p text:style-name="P25"><text:s/>= b^2 <text:span text:style-name="T3">O</text:span> [b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5"/>
          </table:table-cell>
        </table:table-row>
        <table:table-row table:style-name="Table3.1">
          <table:table-cell table:style-name="Table3.A1" office:value-type="string">
            <text:p text:style-name="P131">22</text:p>
          </table:table-cell>
          <table:table-cell table:style-name="Table3.B1" office:value-type="string">
            <text:p text:style-name="P25">P~ <text:s/>P~ <text:span text:style-name="T3">O</text:span> [b] (x) = b <text:s/>P~ <text:span text:style-name="T3">O</text:span> [b] (-x)</text:p>
          </table:table-cell>
        </table:table-row>
        <table:table-row table:style-name="Table3.1">
          <table:table-cell table:style-name="Table3.A1" office:value-type="string">
            <text:p text:style-name="P131">23</text:p>
          </table:table-cell>
          <table:table-cell table:style-name="Table3.B1" office:value-type="string">
            <text:p text:style-name="P25"><text:s/>= <text:span text:style-name="T3">O</text:span> [b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ext:soft-page-break/>
        <table:table-row table:style-name="Table3.1">
          <table:table-cell table:style-name="Table3.A1" office:value-type="string">
            <text:p text:style-name="P131">24</text:p>
          </table:table-cell>
          <table:table-cell table:style-name="Table3.B1" office:value-type="string">
            <text:p text:style-name="P25">b^2 = 1</text:p>
          </table:table-cell>
        </table:table-row>
        <table:table-row table:style-name="Table3.1">
          <table:table-cell table:style-name="Table3.A1" office:value-type="string">
            <text:p text:style-name="P131">25</text:p>
          </table:table-cell>
          <table:table-cell table:style-name="Table3.B1" office:value-type="string">
            <text:p text:style-name="P25">b = +/- 1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/>
          </table:table-cell>
          <table:table-cell table:style-name="Table3.B1" office:value-type="string">
            <text:p text:style-name="P88">b = +1<text:span text:style-name="T36"> .. Even Parity</text:span></text:p>
          </table:table-cell>
        </table:table-row>
        <table:table-row table:style-name="Table3.1">
          <table:table-cell table:style-name="Table3.A1" office:value-type="string">
            <text:p text:style-name="P131">26</text:p>
          </table:table-cell>
          <table:table-cell table:style-name="Table3.B1" office:value-type="string">
            <text:p text:style-name="P25"><text:span text:style-name="T3">O</text:span> [b] (-x) = (b) <text:span text:style-name="T3">O</text:span><text:span text:style-name="T8"> </text:span>[b] (x)</text:p>
          </table:table-cell>
        </table:table-row>
        <table:table-row table:style-name="Table3.1">
          <table:table-cell table:style-name="Table3.A1" office:value-type="string">
            <text:p text:style-name="P131">27</text:p>
          </table:table-cell>
          <table:table-cell table:style-name="Table3.B1" office:value-type="string">
            <text:p text:style-name="P25"><text:span text:style-name="T3">O</text:span> [+] (-x) = (+) <text:span text:style-name="T3">O</text:span><text:span text:style-name="T8"> </text:span>[+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/>
          </table:table-cell>
          <table:table-cell table:style-name="Table3.B1" office:value-type="string">
            <text:p text:style-name="P88">b = -1<text:span text:style-name="T36"> .. Odd Parity</text:span></text:p>
          </table:table-cell>
        </table:table-row>
        <table:table-row table:style-name="Table3.1">
          <table:table-cell table:style-name="Table3.A1" office:value-type="string">
            <text:p text:style-name="P131">28</text:p>
          </table:table-cell>
          <table:table-cell table:style-name="Table3.B1" office:value-type="string">
            <text:p text:style-name="P25"><text:span text:style-name="T3">O</text:span> [b] (-x) = (b) <text:span text:style-name="T3">O</text:span><text:span text:style-name="T8"> </text:span>[b] (x)</text:p>
          </table:table-cell>
        </table:table-row>
        <table:table-row table:style-name="Table3.1">
          <table:table-cell table:style-name="Table3.A1" office:value-type="string">
            <text:p text:style-name="P131">29</text:p>
          </table:table-cell>
          <table:table-cell table:style-name="Table3.B1" office:value-type="string">
            <text:p text:style-name="P25"><text:span text:style-name="T3">O</text:span> [-] (-x) = (-) <text:span text:style-name="T3">O</text:span><text:span text:style-name="T8"> </text:span>[-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30</text:p>
          </table:table-cell>
          <table:table-cell table:style-name="Table3.B1" office:value-type="string">
            <text:p text:style-name="P27">a+ (-x -dx) = -a+ (x, d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89"><text:span text:style-name="T37">Recall .. the G</text:span>eneral <text:span text:style-name="T37">F</text:span>orm for the <text:span text:style-name="T37">H</text:span>armonic <text:span text:style-name="T37">O</text:span>scillator</text:p>
          </table:table-cell>
        </table:table-row>
        <table:table-row table:style-name="Table3.1">
          <table:table-cell table:style-name="Table3.A1" office:value-type="string">
            <text:p text:style-name="P131">31</text:p>
          </table:table-cell>
          <table:table-cell table:style-name="Table3.B1" office:value-type="string">
            <text:p text:style-name="P26"><text:span text:style-name="T3">O</text:span><text:span text:style-name="T8"> </text:span>[<text:span text:style-name="T8">n</text:span>] (x)<text:span text:style-name="T8"> = 1/ sqr (n!) (a+)^n </text:span><text:span text:style-name="T3">O</text:span><text:span text:style-name="T8"> </text:span>[<text:span text:style-name="T8">0</text:span>] (x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32</text:p>
          </table:table-cell>
          <table:table-cell table:style-name="Table3.B1" office:value-type="string">
            <text:p text:style-name="P27">P~ <text:span text:style-name="T3">O</text:span> <text:span text:style-name="T7">[</text:span>n<text:span text:style-name="T7">] (x)</text:span> = <text:span text:style-name="T3">O</text:span> <text:span text:style-name="T7">[</text:span>n<text:span text:style-name="T7">] (</text:span>-<text:span text:style-name="T7">x)</text:span></text:p>
          </table:table-cell>
        </table:table-row>
        <table:table-row table:style-name="Table3.1">
          <table:table-cell table:style-name="Table3.A1" office:value-type="string">
            <text:p text:style-name="P131">33</text:p>
          </table:table-cell>
          <table:table-cell table:style-name="Table3.B1" office:value-type="string">
            <text:p text:style-name="P27"><text:s/>= (-1)^n <text:span text:style-name="T3">O</text:span> <text:span text:style-name="T7">[</text:span>n<text:span text:style-name="T7">] (x)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34</text:p>
          </table:table-cell>
          <table:table-cell table:style-name="Table3.B1" office:value-type="string">
            <text:p text:style-name="P27">P~ exp (i p x / h-bar) = exp (-i p x / h-bar)</text:p>
          </table:table-cell>
        </table:table-row>
        <table:table-row table:style-name="Table3.1">
          <table:table-cell table:style-name="Table3.A1" office:value-type="string">
            <text:p text:style-name="P131">35</text:p>
          </table:table-cell>
          <table:table-cell table:style-name="Table3.B1" office:value-type="string">
            <text:p text:style-name="P27"><text:s/>!= +/- exp (i p x / h-bar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36</text:p>
          </table:table-cell>
          <table:table-cell table:style-name="Table3.B1" office:value-type="string">
            <text:p text:style-name="P18">w(x) = a exp (i p x / h-bar) + b <text:span text:style-name="T5">exp (i p x / h-bar)</text:span></text:p>
          </table:table-cell>
        </table:table-row>
        <table:table-row table:style-name="Table3.1">
          <table:table-cell table:style-name="Table3.A1" office:value-type="string">
            <text:p text:style-name="P131">37</text:p>
          </table:table-cell>
          <table:table-cell table:style-name="Table3.B1" office:value-type="string">
            <text:p text:style-name="P20"><text:span text:style-name="T3">O</text:span><text:span text:style-name="T8"> </text:span><text:span text:style-name="T7">[</text:span><text:span text:style-name="T9">E</text:span><text:span text:style-name="T7">] (x)</text:span><text:span text:style-name="T9"> </text:span>= a exp (i p x / h-bar) + b <text:span text:style-name="T5">exp (i p x / h-bar)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92">Recall .. How momentum is related to Energy</text:p>
          </table:table-cell>
        </table:table-row>
        <table:table-row table:style-name="Table3.1">
          <table:table-cell table:style-name="Table3.A1" office:value-type="string">
            <text:p text:style-name="P131">38</text:p>
          </table:table-cell>
          <table:table-cell table:style-name="Table3.B1" office:value-type="string">
            <text:p text:style-name="P97">p = sqr (2 m E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91"><text:span text:style-name="T38">a = b .. </text:span>Even Parity<text:span text:style-name="T38"> .. Energy Eigen State</text:span></text:p>
          </table:table-cell>
        </table:table-row>
        <table:table-row table:style-name="Table3.1">
          <table:table-cell table:style-name="Table3.A1" office:value-type="string">
            <text:p text:style-name="P131">39</text:p>
          </table:table-cell>
          <table:table-cell table:style-name="Table3.B1" office:value-type="string">
            <text:p text:style-name="P28"><text:span text:style-name="T3">O</text:span> <text:span text:style-name="T7">[</text:span><text:span text:style-name="T9">E+</text:span><text:span text:style-name="T7">] (x)</text:span><text:span text:style-name="T9"> = A cos (px / h-bar) 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90"><text:span text:style-name="T38">a = -b .. </text:span>Odd Parity<text:span text:style-name="T38"> .. Energy Eigen State</text:span></text:p>
          </table:table-cell>
        </table:table-row>
        <table:table-row table:style-name="Table3.1">
          <table:table-cell table:style-name="Table3.A1" office:value-type="string">
            <text:p text:style-name="P131">40</text:p>
          </table:table-cell>
          <table:table-cell table:style-name="Table3.B1" office:value-type="string">
            <text:p text:style-name="P28"><text:span text:style-name="T3">O</text:span> <text:span text:style-name="T7">[</text:span><text:span text:style-name="T9">E-</text:span><text:span text:style-name="T7">] (x)</text:span><text:span text:style-name="T9"> = B sin (px / h-bar)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41</text:p>
          </table:table-cell>
          <table:table-cell table:style-name="Table3.B1" office:value-type="string">
            <text:p text:style-name="P30">{ <text:span text:style-name="T3">O</text:span><text:span text:style-name="T8"> </text:span><text:span text:style-name="T7">[</text:span>E+<text:span text:style-name="T7">] (x)</text:span>, <text:span text:style-name="T3">O</text:span><text:span text:style-name="T8"> </text:span><text:span text:style-name="T7">[</text:span>E-<text:span text:style-name="T7">] (x)</text:span>}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31">42</text:p>
          </table:table-cell>
          <table:table-cell table:style-name="Table3.B1" office:value-type="string">
            <text:p text:style-name="P30">P~ p~ f(x) - (-p~) f(-x)</text:p>
          </table:table-cell>
        </table:table-row>
        <table:table-row table:style-name="Table3.1">
          <table:table-cell table:style-name="Table3.A1" office:value-type="string">
            <text:p text:style-name="P131">43</text:p>
          </table:table-cell>
          <table:table-cell table:style-name="Table3.B1" office:value-type="string">
            <text:p text:style-name="P30"><text:s/>= - p~ P~ f(x)</text:p>
          </table:table-cell>
        </table:table-row>
        <table:table-row table:style-name="Table3.1">
          <table:table-cell table:style-name="Table3.A1" office:value-type="string">
            <text:p text:style-name="P131">44</text:p>
          </table:table-cell>
          <table:table-cell table:style-name="Table3.B1" office:value-type="string">
            <text:p text:style-name="P30"><text:s/>!= p~ P~ F(x)</text:p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B1" office:value-type="string">
            <text:p text:style-name="P30"/>
          </table:table-cell>
        </table:table-row>
        <text:soft-page-break/>
        <table:table-row table:style-name="Table3.1">
          <table:table-cell table:style-name="Table3.A1" office:value-type="string">
            <text:p text:style-name="P131">45</text:p>
          </table:table-cell>
          <table:table-cell table:style-name="Table3.B1" office:value-type="string">
            <text:p text:style-name="P30">[ P~, p~] = 0</text:p>
          </table:table-cell>
        </table:table-row>
        <table:table-row table:style-name="Table3.1">
          <table:table-cell table:style-name="Table3.A1" office:value-type="string">
            <text:p text:style-name="P131"/>
          </table:table-cell>
          <table:table-cell table:style-name="Table3.B1" office:value-type="string">
            <text:p text:style-name="P30"/>
          </table:table-cell>
        </table:table-row>
      </table:table>
      <text:p text:style-name="Standard"/>
      <text:p text:style-name="P22"/>
      <text:h text:style-name="P107" text:outline-level="1"><text:bookmark-start text:name="__RefHeading___Toc129883_966181473"/>Particle In the Square<text:bookmark-end text:name="__RefHeading___Toc129883_966181473"/></text:h>
      <text:p text:style-name="P99">Assume a Cartesian grid of <text:span text:style-name="T39">(</text:span>L x L<text:span text:style-name="T39">)</text:span>, where 0 is centered at <text:span text:style-name="T39">(</text:span>L/2<text:span text:style-name="T39">)</text:span>. <text:s/>Point P <text:s/>(x,y) <text:span text:style-name="T39">can be reflected around the the equation</text:span> (L / 2)<text:span text:style-name="T39">, or the line (x = y).</text:span></text:p>
      <text:p text:style-name="P9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>1</text:p>
          </table:table-cell>
          <table:table-cell table:style-name="Table4.B1" office:value-type="string">
            <text:p text:style-name="P33">x2 = L - x<text:span text:style-name="T10">1</text:span></text:p>
          </table:table-cell>
        </table:table-row>
        <table:table-row table:style-name="Table4.1">
          <table:table-cell table:style-name="Table4.A1" office:value-type="string">
            <text:p text:style-name="P131">2</text:p>
          </table:table-cell>
          <table:table-cell table:style-name="Table4.B1" office:value-type="string">
            <text:p text:style-name="P35">y2 = L - y1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4"/>
          </table:table-cell>
        </table:table-row>
        <table:table-row table:style-name="Table4.1">
          <table:table-cell table:style-name="Table4.A1" office:value-type="string">
            <text:p text:style-name="P131">3</text:p>
          </table:table-cell>
          <table:table-cell table:style-name="Table4.B1" office:value-type="string">
            <text:p text:style-name="P34">x2 = y</text:p>
          </table:table-cell>
        </table:table-row>
        <table:table-row table:style-name="Table4.1">
          <table:table-cell table:style-name="Table4.A1" office:value-type="string">
            <text:p text:style-name="P131">4</text:p>
          </table:table-cell>
          <table:table-cell table:style-name="Table4.B1" office:value-type="string">
            <text:p text:style-name="P34">y2 = x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4"/>
          </table:table-cell>
        </table:table-row>
        <table:table-row table:style-name="Table4.1">
          <table:table-cell table:style-name="Table4.A1" office:value-type="string">
            <text:p text:style-name="P131">5</text:p>
          </table:table-cell>
          <table:table-cell table:style-name="Table4.B1" office:value-type="string">
            <text:p text:style-name="P34">H~ = -h-bar^2 / 2m ( [d/dx]^2 + [d/dy]^2 ) + V (x, y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131">6</text:p>
          </table:table-cell>
          <table:table-cell table:style-name="Table4.B1" office:value-type="string">
            <text:p text:style-name="P36">V<text:span text:style-name="T50"> </text:span>(x,<text:span text:style-name="T50"> </text:span>y) = <text:span text:style-name="T50">V</text:span>(x) + <text:span text:style-name="T50">V</text:span>(y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131">7</text:p>
          </table:table-cell>
          <table:table-cell table:style-name="Table4.B1" office:value-type="string">
            <text:p text:style-name="P37"><text:span text:style-name="T50">V </text:span>(x) = </text:p>
          </table:table-cell>
        </table:table-row>
        <table:table-row table:style-name="Table4.1">
          <table:table-cell table:style-name="Table4.A1" office:value-type="string">
            <text:p text:style-name="P131">8</text:p>
          </table:table-cell>
          <table:table-cell table:style-name="Table4.B1" office:value-type="string">
            <text:p text:style-name="P37"><text:s text:c="2"/>{ 0 .. x = [0 .. L]</text:p>
          </table:table-cell>
        </table:table-row>
        <table:table-row table:style-name="Table4.1">
          <table:table-cell table:style-name="Table4.A1" office:value-type="string">
            <text:p text:style-name="P131">9</text:p>
          </table:table-cell>
          <table:table-cell table:style-name="Table4.B1" office:value-type="string">
            <text:p text:style-name="P37"><text:s text:c="2"/>{00 .. otherwise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131">10</text:p>
          </table:table-cell>
          <table:table-cell table:style-name="Table4.B1" office:value-type="string">
            <text:p text:style-name="P37">H~ = Hx~ + Hy~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4"/>
          </table:table-cell>
        </table:table-row>
        <table:table-row table:style-name="Table4.1">
          <table:table-cell table:style-name="Table4.A1" office:value-type="string">
            <text:p text:style-name="P131">11</text:p>
          </table:table-cell>
          <table:table-cell table:style-name="Table4.B1" office:value-type="string">
            <text:p text:style-name="P34">H<text:span text:style-name="T11">x</text:span>~ = -h-bar^2 / 2m <text:s/>[d/dx]^2 <text:s/>+ <text:span text:style-name="T50">V</text:span> (x)</text:p>
          </table:table-cell>
        </table:table-row>
        <table:table-row table:style-name="Table4.1">
          <table:table-cell table:style-name="Table4.A1" office:value-type="string">
            <text:p text:style-name="P131">12</text:p>
          </table:table-cell>
          <table:table-cell table:style-name="Table4.B1" office:value-type="string">
            <text:p text:style-name="P34">H<text:span text:style-name="T11">y</text:span>~ = -h-bar^2 / 2m <text:s/>[d/dy]^2 <text:s/>+ <text:span text:style-name="T50">V</text:span> (y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13</text:p>
          </table:table-cell>
          <table:table-cell table:style-name="Table4.B1" office:value-type="string">
            <text:p text:style-name="P29"><text:span text:style-name="T3">O</text:span><text:span text:style-name="T12"> (x, y) = w (x) w (y)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94">Recall .. TISE</text:p>
          </table:table-cell>
        </table:table-row>
        <table:table-row table:style-name="Table4.1">
          <table:table-cell table:style-name="Table4.A1" office:value-type="string">
            <text:p text:style-name="P131">14</text:p>
          </table:table-cell>
          <table:table-cell table:style-name="Table4.B1" office:value-type="string">
            <text:p text:style-name="P101">H<text:span text:style-name="T40">~ <text:s/></text:span><text:span text:style-name="T3">O</text:span><text:span text:style-name="T40"> = E <text:s/></text:span><text:span text:style-name="T3">O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00"/>
          </table:table-cell>
        </table:table-row>
        <table:table-row table:style-name="Table4.1">
          <table:table-cell table:style-name="Table4.A1" office:value-type="string">
            <text:p text:style-name="P131">15</text:p>
          </table:table-cell>
          <table:table-cell table:style-name="Table4.B1" office:value-type="string">
            <text:p text:style-name="P100">&lt; <text:span text:style-name="T3">O</text:span><text:span text:style-name="T12"> </text:span>| H | w &gt; = <text:span text:style-name="T3">O</text:span><text:span text:style-name="T41"> (y) </text:span>Hx~ w<text:span text:style-name="T41"> (x)</text:span> + w<text:span text:style-name="T41"> (x)</text:span> Hy~ <text:span text:style-name="T3">O</text:span><text:span text:style-name="T41"> (y)</text:span> </text:p>
          </table:table-cell>
        </table:table-row>
        <table:table-row table:style-name="Table4.1">
          <table:table-cell table:style-name="Table4.A1" office:value-type="string">
            <text:p text:style-name="P131">16</text:p>
          </table:table-cell>
          <table:table-cell table:style-name="Table4.B1" office:value-type="string">
            <text:p text:style-name="P102"><text:s/>= <text:span text:style-name="T3">O</text:span><text:span text:style-name="T41"> (y) </text:span>Hx~ w<text:span text:style-name="T41"> (x)</text:span> + w<text:span text:style-name="T41"> (x)</text:span> Hy~ <text:span text:style-name="T3">O</text:span><text:span text:style-name="T41"> (y)</text:span> 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9"/>
          </table:table-cell>
        </table:table-row>
        <table:table-row table:style-name="Table4.1">
          <table:table-cell table:style-name="Table4.A1" office:value-type="string">
            <text:p text:style-name="P131">17</text:p>
          </table:table-cell>
          <table:table-cell table:style-name="Table4.B1" office:value-type="string">
            <text:p text:style-name="P39">H~ <text:span text:style-name="T3">O</text:span><text:span text:style-name="T12"> </text:span><text:span text:style-name="T41">(x) </text:span><text:span text:style-name="T13">w</text:span><text:span text:style-name="T14"> (x)</text:span><text:span text:style-name="T12"> </text:span><text:span text:style-name="T13"><text:s/>= E </text:span><text:span text:style-name="T3">O</text:span><text:span text:style-name="T14">1 (y)</text:span><text:span text:style-name="T13"> w</text:span><text:span text:style-name="T14"> (x)</text:span><text:span text:style-name="T12"> </text:span><text:span text:style-name="T41"><text:s/></text:span></text:p>
          </table:table-cell>
        </table:table-row>
        <table:table-row table:style-name="Table4.1">
          <table:table-cell table:style-name="Table4.A1" office:value-type="string">
            <text:p text:style-name="P131">18</text:p>
          </table:table-cell>
          <table:table-cell table:style-name="Table4.B1" office:value-type="string">
            <text:p text:style-name="P39">H~ <text:span text:style-name="T3">O</text:span><text:span text:style-name="T12"> </text:span><text:span text:style-name="T13">w</text:span><text:span text:style-name="T14"> (x)</text:span><text:span text:style-name="T12"> </text:span><text:span text:style-name="T41">/ </text:span><text:span text:style-name="T13">w</text:span><text:span text:style-name="T14"> (x)</text:span><text:span text:style-name="T12"> </text:span><text:span text:style-name="T13"><text:s/>= E </text:span><text:span text:style-name="T3">O</text:span><text:span text:style-name="T14">1 (y)</text:span><text:span text:style-name="T13"> w</text:span><text:span text:style-name="T14"> (x)</text:span><text:span text:style-name="T12"> </text:span><text:span text:style-name="T41">/ </text:span><text:span text:style-name="T13">w</text:span><text:span text:style-name="T14"> (x)</text:span><text:span text:style-name="T12"> 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93">Note .. <text:span text:style-name="T3">O</text:span>1 (y)<text:span text:style-name="T13"> w</text:span> (x) will only work when they are orthogonal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8"/>
          </table:table-cell>
        </table:table-row>
        <table:table-row table:style-name="Table4.1">
          <table:table-cell table:style-name="Table4.A1" office:value-type="string">
            <text:p text:style-name="P131">19</text:p>
          </table:table-cell>
          <table:table-cell table:style-name="Table4.B1" office:value-type="string">
            <text:p text:style-name="P40">Hx~ w (x) / w<text:span text:style-name="T52"> </text:span>(x) = Hy~ w<text:span text:style-name="T52"> </text:span>(x) / w<text:span text:style-name="T52"> </text:span>(y) = E</text:p>
          </table:table-cell>
        </table:table-row>
        <text:soft-page-break/>
        <table:table-row table:style-name="Table4.1">
          <table:table-cell table:style-name="Table4.A1" office:value-type="string">
            <text:p text:style-name="P131"/>
          </table:table-cell>
          <table:table-cell table:style-name="Table4.B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131">20</text:p>
          </table:table-cell>
          <table:table-cell table:style-name="Table4.B1" office:value-type="string">
            <text:p text:style-name="P40">Hx~ w [n] (x) / w(x) = <text:s/>E[n] w [n] (x)</text:p>
          </table:table-cell>
        </table:table-row>
        <table:table-row table:style-name="Table4.1">
          <table:table-cell table:style-name="Table4.A1" office:value-type="string">
            <text:p text:style-name="P131">21</text:p>
          </table:table-cell>
          <table:table-cell table:style-name="Table4.B1" office:value-type="string">
            <text:p text:style-name="P41">Hx~ w [<text:span text:style-name="T15">m</text:span>] (x) / w(x) = <text:s/>E[<text:span text:style-name="T15">m</text:span>] w [<text:span text:style-name="T15">m</text:span>] (x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22</text:p>
          </table:table-cell>
          <table:table-cell table:style-name="Table4.B1" office:value-type="string">
            <text:p text:style-name="P41">w [n] (x)<text:span text:style-name="T15"> = sqr (2 / L ) sin (n PI x / L)</text:span></text:p>
          </table:table-cell>
        </table:table-row>
        <table:table-row table:style-name="Table4.1">
          <table:table-cell table:style-name="Table4.A1" office:value-type="string">
            <text:p text:style-name="P131">23</text:p>
          </table:table-cell>
          <table:table-cell table:style-name="Table4.B1" office:value-type="string">
            <text:p text:style-name="P41">E[n] <text:span text:style-name="T15">= n^2 h-bar^2 PI^2 / (2 m L^2)</text:span></text:p>
          </table:table-cell>
        </table:table-row>
        <table:table-row table:style-name="Table4.1">
          <table:table-cell table:style-name="Table4.A1" office:value-type="string">
            <text:p text:style-name="P131"/>
          </table:table-cell>
          <table:table-cell table:style-name="Table4.B1" office:value-type="string"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131">24</text:p>
          </table:table-cell>
          <table:table-cell table:style-name="Table4.B1" office:value-type="string">
            <text:p text:style-name="P41">w [<text:span text:style-name="T15">m</text:span>] (x)<text:span text:style-name="T15"> = sqr (2 / L ) sin (m PI x / L)</text:span></text:p>
          </table:table-cell>
        </table:table-row>
        <table:table-row table:style-name="Table4.1">
          <table:table-cell table:style-name="Table4.A1" office:value-type="string">
            <text:p text:style-name="P131">25</text:p>
          </table:table-cell>
          <table:table-cell table:style-name="Table4.B1" office:value-type="string">
            <text:p text:style-name="P41">E[<text:span text:style-name="T15">m</text:span>] <text:span text:style-name="T15">= m^2 h-bar^2 PI^2 / (2 m L^2)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26</text:p>
          </table:table-cell>
          <table:table-cell table:style-name="Table4.B1" office:value-type="string">
            <text:p text:style-name="P43"><text:span text:style-name="T3">O</text:span>[n<text:span text:style-name="T42">, </text:span>m]<text:span text:style-name="T14"> (</text:span>x, <text:span text:style-name="T14">y)</text:span><text:span text:style-name="T16"> = (2/L) </text:span>sin (<text:span text:style-name="T16">n</text:span> PI x / L)<text:span text:style-name="T16"> </text:span>sin (m PI x / L)</text:p>
          </table:table-cell>
        </table:table-row>
        <table:table-row table:style-name="Table4.1">
          <table:table-cell table:style-name="Table4.A1" office:value-type="string">
            <text:p text:style-name="P131">27</text:p>
          </table:table-cell>
          <table:table-cell table:style-name="Table4.B1" office:value-type="string">
            <text:p text:style-name="P42">E [n,<text:span text:style-name="T42"> </text:span>m] <text:span text:style-name="T16">= (n^2 + m^2) h-bar^2 PI^2 / ( 2 m L^2 )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38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17">Complete Set of Eigen Values</text:p>
          </table:table-cell>
        </table:table-row>
        <table:table-row table:style-name="Table4.1">
          <table:table-cell table:style-name="Table4.A1" office:value-type="string">
            <text:p text:style-name="P131">28</text:p>
          </table:table-cell>
          <table:table-cell table:style-name="Table4.B1" office:value-type="string">
            <text:p text:style-name="P42">{ <text:span text:style-name="T3">O</text:span>[n<text:span text:style-name="T42">, </text:span>m]<text:span text:style-name="T14"> (</text:span>x, <text:span text:style-name="T14">y)</text:span>, E [n,<text:span text:style-name="T42"> </text:span>m] }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29</text:p>
          </table:table-cell>
          <table:table-cell table:style-name="Table4.B1" office:value-type="string">
            <text:p text:style-name="P45">E [n m] = E <text:s/>[m n], n != m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38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17">Rotations About Axises</text:p>
          </table:table-cell>
        </table:table-row>
        <table:table-row table:style-name="Table4.1">
          <table:table-cell table:style-name="Table4.A1" office:value-type="string">
            <text:p text:style-name="P131">30</text:p>
          </table:table-cell>
          <table:table-cell table:style-name="Table4.B1" office:value-type="string">
            <text:p text:style-name="P46">Rx<text:span text:style-name="T17">~</text:span> f (x, y) = f (L - x, y)</text:p>
          </table:table-cell>
        </table:table-row>
        <table:table-row table:style-name="Table4.1">
          <table:table-cell table:style-name="Table4.A1" office:value-type="string">
            <text:p text:style-name="P131">31</text:p>
          </table:table-cell>
          <table:table-cell table:style-name="Table4.B1" office:value-type="string">
            <text:p text:style-name="P46">Ry<text:span text:style-name="T17">~</text:span> f (x, y) = f (x, L - y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131">32</text:p>
          </table:table-cell>
          <table:table-cell table:style-name="Table4.B1" office:value-type="string">
            <text:p text:style-name="P46">Rx<text:span text:style-name="T17">~</text:span> Ry<text:span text:style-name="T17">~</text:span> f (x,y) = Ry<text:span text:style-name="T17">~</text:span> Rx<text:span text:style-name="T17">~</text:span> f (x,y) </text:p>
          </table:table-cell>
        </table:table-row>
        <table:table-row table:style-name="Table4.1">
          <table:table-cell table:style-name="Table4.A1" office:value-type="string">
            <text:p text:style-name="P131">33</text:p>
          </table:table-cell>
          <table:table-cell table:style-name="Table4.B1" office:value-type="string">
            <text:p text:style-name="P46"><text:s/>= f (L - x, L - y)</text:p>
          </table:table-cell>
        </table:table-row>
        <table:table-row table:style-name="Table4.1">
          <table:table-cell table:style-name="Table4.A1" office:value-type="string">
            <text:p text:style-name="P131">34</text:p>
          </table:table-cell>
          <table:table-cell table:style-name="Table4.B1" office:value-type="string">
            <text:p text:style-name="P46"><text:s/>= [ Rx, Ry ]</text:p>
          </table:table-cell>
        </table:table-row>
        <table:table-row table:style-name="Table4.1">
          <table:table-cell table:style-name="Table4.A1" office:value-type="string">
            <text:p text:style-name="P131">35</text:p>
          </table:table-cell>
          <table:table-cell table:style-name="Table4.B1" office:value-type="string">
            <text:p text:style-name="P46"><text:s/>= 0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36</text:p>
          </table:table-cell>
          <table:table-cell table:style-name="Table4.B1" office:value-type="string">
            <text:p text:style-name="P46">sin (n PI (L - x) / L) = </text:p>
          </table:table-cell>
        </table:table-row>
        <table:table-row table:style-name="Table4.1">
          <table:table-cell table:style-name="Table4.A1" office:value-type="string">
            <text:p text:style-name="P131">37</text:p>
          </table:table-cell>
          <table:table-cell table:style-name="Table4.B1" office:value-type="string">
            <text:p text:style-name="P46"><text:s text:c="2"/>{ <text:s/>1 .. n .. odd</text:p>
          </table:table-cell>
        </table:table-row>
        <table:table-row table:style-name="Table4.1">
          <table:table-cell table:style-name="Table4.A1" office:value-type="string">
            <text:p text:style-name="P131">38</text:p>
          </table:table-cell>
          <table:table-cell table:style-name="Table4.B1" office:value-type="string">
            <text:p text:style-name="P46"><text:s text:c="2"/>{ -1 .. n even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39</text:p>
          </table:table-cell>
          <table:table-cell table:style-name="Table4.B1" office:value-type="string">
            <text:p text:style-name="P47">I~ f(x, y) = f (y, x)</text:p>
          </table:table-cell>
        </table:table-row>
        <table:table-row table:style-name="Table4.1">
          <table:table-cell table:style-name="Table4.A1" office:value-type="string">
            <text:p text:style-name="P131">40</text:p>
          </table:table-cell>
          <table:table-cell table:style-name="Table4.B1" office:value-type="string">
            <text:p text:style-name="P47">I~ Rx~ f (x,y) = f (y, L - x)</text:p>
          </table:table-cell>
        </table:table-row>
        <table:table-row table:style-name="Table4.1">
          <table:table-cell table:style-name="Table4.A1" office:value-type="string">
            <text:p text:style-name="P131">41</text:p>
          </table:table-cell>
          <table:table-cell table:style-name="Table4.B1" office:value-type="string">
            <text:p text:style-name="P47">Rx~ I~ f (x,y) = f (L - y, x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42</text:p>
          </table:table-cell>
          <table:table-cell table:style-name="Table4.B1" office:value-type="string">
            <text:p text:style-name="P44"><text:span text:style-name="T17">I~ I~ </text:span><text:span text:style-name="T3">O</text:span><text:span text:style-name="T17"> [b</text:span>]<text:span text:style-name="T14"> (</text:span>x, <text:span text:style-name="T14">y)</text:span><text:span text:style-name="T17"> </text:span></text:p>
          </table:table-cell>
        </table:table-row>
        <table:table-row table:style-name="Table4.1">
          <table:table-cell table:style-name="Table4.A1" office:value-type="string">
            <text:p text:style-name="P131">43</text:p>
          </table:table-cell>
          <table:table-cell table:style-name="Table4.B1" office:value-type="string">
            <text:p text:style-name="P44"><text:span text:style-name="T17"><text:s/>= I~ </text:span><text:span text:style-name="T3">O</text:span><text:span text:style-name="T17"> [b</text:span>]<text:span text:style-name="T14"> (</text:span><text:span text:style-name="T17">y, </text:span>x<text:span text:style-name="T14">)</text:span></text:p>
          </table:table-cell>
        </table:table-row>
        <table:table-row table:style-name="Table4.1">
          <table:table-cell table:style-name="Table4.A1" office:value-type="string">
            <text:p text:style-name="P131">44</text:p>
          </table:table-cell>
          <table:table-cell table:style-name="Table4.B1" office:value-type="string">
            <text:p text:style-name="P47"><text:s/>= <text:span text:style-name="T3">O</text:span> [b<text:span text:style-name="T15">]</text:span><text:span text:style-name="T14"> (</text:span><text:span text:style-name="T15">x, </text:span><text:span text:style-name="T14">y)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31">45</text:p>
          </table:table-cell>
          <table:table-cell table:style-name="Table4.B1" office:value-type="string">
            <text:p text:style-name="P44"><text:span text:style-name="T17">I~ I~ </text:span><text:span text:style-name="T3">O</text:span><text:span text:style-name="T17"> [b</text:span>]<text:span text:style-name="T14"> (</text:span>x, <text:span text:style-name="T14">y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31">46</text:p>
          </table:table-cell>
          <table:table-cell table:style-name="Table4.B1" office:value-type="string">
            <text:p text:style-name="P47"><text:s/>= B I~ <text:span text:style-name="T3">O</text:span> [b<text:span text:style-name="T15">]</text:span><text:span text:style-name="T14"> (</text:span><text:span text:style-name="T15">x, </text:span><text:span text:style-name="T14">y)</text:span> </text:p>
          </table:table-cell>
        </table:table-row>
        <table:table-row table:style-name="Table4.1">
          <table:table-cell table:style-name="Table4.A1" office:value-type="string">
            <text:p text:style-name="P131">47</text:p>
          </table:table-cell>
          <table:table-cell table:style-name="Table4.B1" office:value-type="string">
            <text:p text:style-name="P47"><text:s/>= B^2 <text:span text:style-name="T3">O</text:span> [b<text:span text:style-name="T15">]</text:span><text:span text:style-name="T14"> (</text:span><text:span text:style-name="T15">x, </text:span><text:span text:style-name="T14">y)</text:span>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B1" office:value-type="string">
            <text:p text:style-name="P47"/>
          </table:table-cell>
        </table:table-row>
        <table:table-row table:style-name="Table4.1">
          <table:table-cell table:style-name="Table4.A1" office:value-type="string">
            <text:p text:style-name="P131">48</text:p>
          </table:table-cell>
          <table:table-cell table:style-name="Table4.B1" office:value-type="string">
            <text:p text:style-name="P47">B^2 = 1</text:p>
          </table:table-cell>
        </table:table-row>
        <table:table-row table:style-name="Table4.1">
          <table:table-cell table:style-name="Table4.A1" office:value-type="string">
            <text:p text:style-name="P131">49</text:p>
          </table:table-cell>
          <table:table-cell table:style-name="Table4.B1" office:value-type="string">
            <text:p text:style-name="P47">B = +/- 1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B1" office:value-type="string">
            <text:p text:style-name="P47"/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B1" office:value-type="string">
            <text:p text:style-name="P95">O<text:span text:style-name="T43"> [</text:span>n<text:span text:style-name="T43">, </text:span>m<text:span text:style-name="T43">] </text:span>(x , y ) and O<text:span text:style-name="T43"> [</text:span>m<text:span text:style-name="T43">, </text:span>n<text:span text:style-name="T43">] </text:span>(x , y ) have the same energy</text:p>
          </table:table-cell>
        </table:table-row>
        <table:table-row table:style-name="Table4.1">
          <table:table-cell table:style-name="Table4.A1" office:value-type="string">
            <text:p text:style-name="P131">50</text:p>
          </table:table-cell>
          <table:table-cell table:style-name="Table4.B1" office:value-type="string">
            <text:p text:style-name="P47"><text:span text:style-name="T3">O</text:span> <text:span text:style-name="T14">(</text:span><text:span text:style-name="T15">x, </text:span><text:span text:style-name="T14">y)</text:span> = a <text:span text:style-name="T3">O</text:span> [n m] <text:span text:style-name="T14">(</text:span><text:span text:style-name="T15">x, </text:span><text:span text:style-name="T14">y)</text:span> + b <text:span text:style-name="T3">O</text:span> [ m n] <text:span text:style-name="T14">(</text:span><text:span text:style-name="T15">x, </text:span><text:span text:style-name="T14">y)</text:span> </text:p>
          </table:table-cell>
        </table:table-row>
        <table:table-row table:style-name="Table4.1">
          <table:table-cell table:style-name="Table4.A1" office:value-type="string">
            <text:p text:style-name="P131">51</text:p>
          </table:table-cell>
          <table:table-cell table:style-name="Table4.B1" office:value-type="string">
            <text:p text:style-name="P51">O<text:span text:style-name="T43"> </text:span>(x , y) = O<text:span text:style-name="T43"> </text:span>(y, x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B1" office:value-type="string">
            <text:p text:style-name="P50"/>
          </table:table-cell>
        </table:table-row>
        <table:table-row table:style-name="Table4.1">
          <table:table-cell table:style-name="Table4.A1" office:value-type="string">
            <text:p text:style-name="P131">52</text:p>
          </table:table-cell>
          <table:table-cell table:style-name="Table4.B1" office:value-type="string">
            <text:p text:style-name="P50"><text:s/>= a <text:span text:style-name="T15">sin (</text:span><text:span text:style-name="T16">n</text:span><text:span text:style-name="T15"> PI x / L)</text:span><text:span text:style-name="T16"> </text:span><text:span text:style-name="T15">sin (m PI x / L)</text:span></text:p>
            <text:p text:style-name="P50"><text:s/>+ b <text:span text:style-name="T15">sin (</text:span><text:span text:style-name="T16">n</text:span><text:span text:style-name="T15"> PI x / L)</text:span><text:span text:style-name="T16"> </text:span><text:span text:style-name="T15">sin (m PI x / L)</text:span>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B1" office:value-type="string">
            <text:p text:style-name="P48"/>
          </table:table-cell>
        </table:table-row>
        <table:table-row table:style-name="Table4.1">
          <table:table-cell table:style-name="Table4.A1" office:value-type="string">
            <text:p text:style-name="P131">53</text:p>
          </table:table-cell>
          <table:table-cell table:style-name="Table4.B1" office:value-type="string">
            <text:p text:style-name="P48"><text:span text:style-name="T3">O</text:span> [<text:span text:style-name="T18">n</text:span><text:span text:style-name="T53"> </text:span>m<text:span text:style-name="T18">+</text:span>]<text:span text:style-name="T18"> = 1/sqr(2) ( </text:span><text:span text:style-name="T3">O</text:span> [<text:span text:style-name="T18">n</text:span><text:span text:style-name="T53"> </text:span>m]<text:span text:style-name="T18"> (x, y) + </text:span><text:span text:style-name="T3">O</text:span> [<text:span text:style-name="T18">n</text:span><text:span text:style-name="T53"> </text:span>m]<text:span text:style-name="T18"> (y, x) )</text:span></text:p>
          </table:table-cell>
        </table:table-row>
        <table:table-row table:style-name="Table4.1">
          <table:table-cell table:style-name="Table4.A1" office:value-type="string">
            <text:p text:style-name="P131">54</text:p>
          </table:table-cell>
          <table:table-cell table:style-name="Table4.B1" office:value-type="string">
            <text:p text:style-name="P48"><text:span text:style-name="T3">O</text:span> [<text:span text:style-name="T18">n</text:span><text:span text:style-name="T53"> </text:span>m<text:span text:style-name="T18">-</text:span>]<text:span text:style-name="T18"> = 1/sqr(2) ( </text:span><text:span text:style-name="T3">O</text:span> [<text:span text:style-name="T18">n</text:span><text:span text:style-name="T53"> </text:span>m]<text:span text:style-name="T18"> (x, y) - </text:span><text:span text:style-name="T3">O</text:span> [<text:span text:style-name="T18">n</text:span><text:span text:style-name="T53"> </text:span>m]<text:span text:style-name="T18"> (y, x) )</text:span></text:p>
          </table:table-cell>
        </table:table-row>
        <table:table-row table:style-name="Table4.1">
          <table:table-cell table:style-name="Table4.A1" office:value-type="string">
            <text:p text:style-name="P131">55</text:p>
          </table:table-cell>
          <table:table-cell table:style-name="Table4.B1" office:value-type="string">
            <text:p text:style-name="P48"><text:span text:style-name="T3">O</text:span> [<text:span text:style-name="T18">n</text:span><text:span text:style-name="T53"> </text:span>m<text:span text:style-name="T18">+</text:span>]<text:span text:style-name="T18"> = </text:span><text:span text:style-name="T3">O</text:span> [<text:span text:style-name="T18">nn</text:span>]<text:span text:style-name="T18"> (x, y) </text:span>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B1" office:value-type="string">
            <text:p text:style-name="P48"/>
          </table:table-cell>
        </table:table-row>
      </table:table>
      <text:p text:style-name="Standard"/>
      <text:p text:style-name="P32"/>
      <text:h text:style-name="P107" text:outline-level="1"><text:bookmark-start text:name="__RefHeading___Toc129885_966181473"/>The Quantum Corral<text:bookmark-end text:name="__RefHeading___Toc129885_966181473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1"/>
          </table:table-cell>
          <table:table-cell table:style-name="Table5.B1" office:value-type="string">
            <text:p text:style-name="P118">Potential Energy V (x)</text:p>
          </table:table-cell>
        </table:table-row>
        <table:table-row table:style-name="Table5.1">
          <table:table-cell table:style-name="Table5.A1" office:value-type="string">
            <text:p text:style-name="P131">1</text:p>
          </table:table-cell>
          <table:table-cell table:style-name="Table5.B1" office:value-type="string">
            <text:p text:style-name="P53">V(x) = </text:p>
          </table:table-cell>
        </table:table-row>
        <table:table-row table:style-name="Table5.1">
          <table:table-cell table:style-name="Table5.A1" office:value-type="string">
            <text:p text:style-name="P131">2</text:p>
          </table:table-cell>
          <table:table-cell table:style-name="Table5.B1" office:value-type="string">
            <text:p text:style-name="P53"><text:s text:c="2"/>{ 0 .. r &lt; R</text:p>
          </table:table-cell>
        </table:table-row>
        <table:table-row table:style-name="Table5.1">
          <table:table-cell table:style-name="Table5.A1" office:value-type="string">
            <text:p text:style-name="P131">3</text:p>
          </table:table-cell>
          <table:table-cell table:style-name="Table5.B1" office:value-type="string">
            <text:p text:style-name="P53"><text:s text:c="2"/>{ oo .. r &gt; R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4</text:p>
          </table:table-cell>
          <table:table-cell table:style-name="Table5.B1" office:value-type="string">
            <text:p text:style-name="P53">r2 = r1</text:p>
          </table:table-cell>
        </table:table-row>
        <table:table-row table:style-name="Table5.1">
          <table:table-cell table:style-name="Table5.A1" office:value-type="string">
            <text:p text:style-name="P131">5</text:p>
          </table:table-cell>
          <table:table-cell table:style-name="Table5.B1" office:value-type="string">
            <text:p text:style-name="P4">θ<text:span text:style-name="T19">2 = θ + δ2 θ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5">Polar Coordinates</text:p>
          </table:table-cell>
        </table:table-row>
        <table:table-row table:style-name="Table5.1">
          <table:table-cell table:style-name="Table5.A1" office:value-type="string">
            <text:p text:style-name="P131">6</text:p>
          </table:table-cell>
          <table:table-cell table:style-name="Table5.B1" office:value-type="string">
            <text:p text:style-name="P53">x = r cos θ </text:p>
          </table:table-cell>
        </table:table-row>
        <table:table-row table:style-name="Table5.1">
          <table:table-cell table:style-name="Table5.A1" office:value-type="string">
            <text:p text:style-name="P131">7</text:p>
          </table:table-cell>
          <table:table-cell table:style-name="Table5.B1" office:value-type="string">
            <text:p text:style-name="P53">y = r sin θ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8">LaPlacian</text:p>
          </table:table-cell>
        </table:table-row>
        <table:table-row table:style-name="Table5.1">
          <table:table-cell table:style-name="Table5.A1" office:value-type="string">
            <text:p text:style-name="P131">8</text:p>
          </table:table-cell>
          <table:table-cell table:style-name="Table5.B1" office:value-type="string">
            <text:p text:style-name="P4">∇<text:span text:style-name="T19">^2 = [d/dx]^2 + [d/dy]^2</text:span></text:p>
          </table:table-cell>
        </table:table-row>
        <table:table-row table:style-name="Table5.1">
          <table:table-cell table:style-name="Table5.A1" office:value-type="string">
            <text:p text:style-name="P131">9</text:p>
          </table:table-cell>
          <table:table-cell table:style-name="Table5.B1" office:value-type="string">
            <text:p text:style-name="P53"><text:s/>= [d/dr]^2 + 1/r [d/dr] + <text:s/>1/r^2 [d/dθ]^2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8">Hamiltonian</text:p>
          </table:table-cell>
        </table:table-row>
        <table:table-row table:style-name="Table5.1">
          <table:table-cell table:style-name="Table5.A1" office:value-type="string">
            <text:p text:style-name="P131">10</text:p>
          </table:table-cell>
          <table:table-cell table:style-name="Table5.B1" office:value-type="string">
            <text:p text:style-name="P54">H~ = -h-bar^2 / 2m ∇^2 + V(r)</text:p>
          </table:table-cell>
        </table:table-row>
        <table:table-row table:style-name="Table5.1">
          <table:table-cell table:style-name="Table5.A1" office:value-type="string">
            <text:p text:style-name="P131">11</text:p>
          </table:table-cell>
          <table:table-cell table:style-name="Table5.B1" office:value-type="string">
            <text:p text:style-name="P54"><text:s/>= -h-bar^2 / 2m <text:span text:style-name="T20">( </text:span>[d/dr]^2 + 1/r [d/dr] + <text:s/>1/r^2 [d/dθ]^2<text:span text:style-name="T20"> )</text:span> + V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8">Rotator</text:p>
          </table:table-cell>
        </table:table-row>
        <table:table-row table:style-name="Table5.1">
          <table:table-cell table:style-name="Table5.A1" office:value-type="string">
            <text:p text:style-name="P131">12</text:p>
          </table:table-cell>
          <table:table-cell table:style-name="Table5.B1" office:value-type="string">
            <text:p text:style-name="P61">R [<text:span text:style-name="T19">δ θ</text:span>]~ f (r, <text:span text:style-name="T19">θ </text:span>) </text:p>
          </table:table-cell>
        </table:table-row>
        <table:table-row table:style-name="Table5.1">
          <table:table-cell table:style-name="Table5.A1" office:value-type="string">
            <text:p text:style-name="P131">13</text:p>
          </table:table-cell>
          <table:table-cell table:style-name="Table5.B1" office:value-type="string">
            <text:p text:style-name="P64"><text:s/><text:span text:style-name="T20">= f (r, </text:span><text:span text:style-name="T19">θ </text:span><text:span text:style-name="T20">+ </text:span><text:span text:style-name="T19">δ θ</text:span><text:span text:style-name="T20">)</text:span></text:p>
          </table:table-cell>
        </table:table-row>
        <table:table-row table:style-name="Table5.1">
          <table:table-cell table:style-name="Table5.A1" office:value-type="string">
            <text:p text:style-name="P131">14</text:p>
          </table:table-cell>
          <table:table-cell table:style-name="Table5.B1" office:value-type="string">
            <text:p text:style-name="P61"><text:s/>= f (r, <text:span text:style-name="T19">θ</text:span>) + [d/d<text:span text:style-name="T19">θ</text:span>] f (r, <text:span text:style-name="T19">θ</text:span>) <text:span text:style-name="T19">δ θ</text:span> + 1/2 [d/d<text:span text:style-name="T19">θ</text:span>]^2 f (r, <text:span text:style-name="T19">θ</text:span>) <text:span text:style-name="T21">...</text:span></text:p>
          </table:table-cell>
        </table:table-row>
        <table:table-row table:style-name="Table5.1">
          <table:table-cell table:style-name="Table5.A1" office:value-type="string">
            <text:p text:style-name="P131">15</text:p>
          </table:table-cell>
          <table:table-cell table:style-name="Table5.B1" office:value-type="string">
            <text:p text:style-name="P64"><text:s/>= exp (<text:span text:style-name="T19">δ θ</text:span> [d/d<text:span text:style-name="T19">θ </text:span>]) <text:span text:style-name="T20">f (r, </text:span><text:span text:style-name="T19">θ</text:span><text:span text:style-name="T20">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16</text:p>
          </table:table-cell>
          <table:table-cell table:style-name="Table5.B1" office:value-type="string">
            <text:p text:style-name="P63">R [<text:span text:style-name="T19">δ θ</text:span>]~ <text:span text:style-name="T21"><text:s/>= exp (</text:span><text:span text:style-name="T19">δ θ</text:span><text:span text:style-name="T21"> [d/d</text:span><text:span text:style-name="T19">θ </text:span><text:span text:style-name="T21">]) 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1" office:value-type="string">
            <text:p text:style-name="P131">17</text:p>
          </table:table-cell>
          <table:table-cell table:style-name="Table5.B1" office:value-type="string">
            <text:p text:style-name="P65">[ <text:span text:style-name="T20">R [</text:span><text:span text:style-name="T19">δ θ</text:span><text:span text:style-name="T20">]</text:span>, H ] = 0</text:p>
          </table:table-cell>
        </table:table-row>
        <table:table-row table:style-name="Table5.1">
          <table:table-cell table:style-name="Table5.A1" office:value-type="string">
            <text:p text:style-name="P131">18</text:p>
          </table:table-cell>
          <table:table-cell table:style-name="Table5.B1" office:value-type="string">
            <text:p text:style-name="P65">[ [d/d<text:span text:style-name="T19">θ</text:span>], H ] = 0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19</text:p>
          </table:table-cell>
          <table:table-cell table:style-name="Table5.B1" office:value-type="string">
            <text:p text:style-name="P65">d/d<text:span text:style-name="T19">θ</text:span> = [d/d<text:span text:style-name="T19">θ</text:span>] x [d/dx] + [d/d<text:span text:style-name="T19">θ</text:span>] y [d/dy]<text:span text:style-name="T54"> </text:span></text:p>
          </table:table-cell>
        </table:table-row>
        <table:table-row table:style-name="Table5.1">
          <table:table-cell table:style-name="Table5.A1" office:value-type="string">
            <text:p text:style-name="P131">20</text:p>
          </table:table-cell>
          <table:table-cell table:style-name="Table5.B1" office:value-type="string">
            <text:p text:style-name="P65"><text:s/>= -r sin <text:span text:style-name="T19">θ</text:span> [d/dx] + r cos <text:span text:style-name="T19">θ</text:span> [d/dy]</text:p>
          </table:table-cell>
        </table:table-row>
        <table:table-row table:style-name="Table5.1">
          <table:table-cell table:style-name="Table5.A1" office:value-type="string">
            <text:p text:style-name="P131">21</text:p>
          </table:table-cell>
          <table:table-cell table:style-name="Table5.B1" office:value-type="string">
            <text:p text:style-name="P65"><text:s/>= x [d/dy] - y [d/dx]</text:p>
          </table:table-cell>
        </table:table-row>
        <table:table-row table:style-name="Table5.1">
          <table:table-cell table:style-name="Table5.A1" office:value-type="string">
            <text:p text:style-name="P131">22</text:p>
          </table:table-cell>
          <table:table-cell table:style-name="Table5.B1" office:value-type="string">
            <text:p text:style-name="P65"><text:s/>= i / h-bar (x py~ - y px~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23</text:p>
          </table:table-cell>
          <table:table-cell table:style-name="Table5.B1" office:value-type="string">
            <text:p text:style-name="P103">Lz = xp[y] - yp[x]</text:p>
          </table:table-cell>
        </table:table-row>
        <text:soft-page-break/>
        <table:table-row table:style-name="Table5.1">
          <table:table-cell table:style-name="Table5.A1" office:value-type="string">
            <text:p text:style-name="P131">24</text:p>
          </table:table-cell>
          <table:table-cell table:style-name="Table5.B1" office:value-type="string">
            <text:p text:style-name="P103">Lz~ = x~<text:span text:style-name="T54"> </text:span>p[y]~ - y~<text:span text:style-name="T54"> </text:span>p[x]~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62"/>
          </table:table-cell>
        </table:table-row>
        <table:table-row table:style-name="Table5.1">
          <table:table-cell table:style-name="Table5.A1" office:value-type="string">
            <text:p text:style-name="P131">25</text:p>
          </table:table-cell>
          <table:table-cell table:style-name="Table5.B1" office:value-type="string">
            <text:p text:style-name="P62">R [<text:span text:style-name="T19">δ θ</text:span>]<text:span text:style-name="T22"> = exp (i </text:span><text:span text:style-name="T19">δ θ </text:span><text:span text:style-name="T22"><text:s/>Lz / h-bar)</text:span></text:p>
          </table:table-cell>
        </table:table-row>
        <table:table-row table:style-name="Table5.1">
          <table:table-cell table:style-name="Table5.A1" office:value-type="string">
            <text:p text:style-name="P131">26</text:p>
          </table:table-cell>
          <table:table-cell table:style-name="Table5.B1" office:value-type="string">
            <text:p text:style-name="P65">[ Lz, H ] = 0</text:p>
          </table:table-cell>
        </table:table-row>
        <table:table-row table:style-name="Table5.1">
          <table:table-cell table:style-name="Table5.A1" office:value-type="string">
            <text:p text:style-name="P131">27</text:p>
          </table:table-cell>
          <table:table-cell table:style-name="Table5.B1" office:value-type="string">
            <text:p text:style-name="P65">[d/dt] &lt;Lz&gt; = 0 </text:p>
          </table:table-cell>
        </table:table-row>
        <table:table-row table:style-name="Table5.1">
          <table:table-cell table:style-name="Table5.A1" office:value-type="string">
            <text:p text:style-name="P131">28</text:p>
          </table:table-cell>
          <table:table-cell table:style-name="Table5.B1" office:value-type="string">
            <text:p text:style-name="P65">Lz = -i h-bar [d/d<text:span text:style-name="T19">θ</text:span>]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5">Hamiltonian in Polar</text:p>
          </table:table-cell>
        </table:table-row>
        <table:table-row table:style-name="Table5.1">
          <table:table-cell table:style-name="Table5.A1" office:value-type="string">
            <text:p text:style-name="P131">29</text:p>
          </table:table-cell>
          <table:table-cell table:style-name="Table5.B1" office:value-type="string">
            <text:p text:style-name="P139"><text:span text:style-name="T22">H~</text:span> <text:s/><text:span text:style-name="T55">= 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39"><text:span text:style-name="T55"><text:s/>= </text:span>-h-bar^2 / 2m <text:span text:style-name="T20">( </text:span>[d/dr]^2 + 1/r [d/dr] + <text:s/>1/r^2 [d/dθ]^2<text:span text:style-name="T20"> )</text:span> + V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30</text:p>
          </table:table-cell>
          <table:table-cell table:style-name="Table5.B1" office:value-type="string">
            <text:p text:style-name="P65">Lz <text:s/><text:span text:style-name="T3">O</text:span> (r, <text:s/><text:span text:style-name="T19">θ</text:span>) </text:p>
          </table:table-cell>
        </table:table-row>
        <table:table-row table:style-name="Table5.1">
          <table:table-cell table:style-name="Table5.A1" office:value-type="string">
            <text:p text:style-name="P131">31</text:p>
          </table:table-cell>
          <table:table-cell table:style-name="Table5.B1" office:value-type="string">
            <text:p text:style-name="P65"><text:s text:c="2"/>= a <text:span text:style-name="T3">O</text:span> (r, <text:s/><text:span text:style-name="T19">θ</text:span>)</text:p>
          </table:table-cell>
        </table:table-row>
        <table:table-row table:style-name="Table5.1">
          <table:table-cell table:style-name="Table5.A1" office:value-type="string">
            <text:p text:style-name="P131">32</text:p>
          </table:table-cell>
          <table:table-cell table:style-name="Table5.B1" office:value-type="string">
            <text:p text:style-name="P65"><text:s/>= -i h-bar [d/d<text:span text:style-name="T19">θ</text:span>] <text:s/><text:span text:style-name="T3">O</text:span> (r, <text:s/><text:span text:style-name="T19">θ</text:span>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33</text:p>
          </table:table-cell>
          <table:table-cell table:style-name="Table5.B1" office:value-type="string">
            <text:p text:style-name="P66"><text:span text:style-name="T3">O</text:span> (r, <text:s/><text:span text:style-name="T19">θ</text:span>)<text:span text:style-name="T23"> = w(r) exp (i a </text:span><text:span text:style-name="T19">θ</text:span><text:span text:style-name="T23"> / h-bar)</text:span></text:p>
          </table:table-cell>
        </table:table-row>
        <table:table-row table:style-name="Table5.1">
          <table:table-cell table:style-name="Table5.A1" office:value-type="string">
            <text:p text:style-name="P131">34</text:p>
          </table:table-cell>
          <table:table-cell table:style-name="Table5.B1" office:value-type="string">
            <text:p text:style-name="P67"><text:span text:style-name="T3">O</text:span> <text:span text:style-name="T44">[n] </text:span>(r, <text:s/><text:span text:style-name="T19">θ</text:span>)<text:span text:style-name="T23"> = </text:span><text:span text:style-name="T44">w [n] </text:span><text:span text:style-name="T23">(r) exp (i </text:span><text:span text:style-name="T44">n</text:span><text:span text:style-name="T23"> </text:span><text:span text:style-name="T19">θ</text:span><text:span text:style-name="T23"> 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3<text:span text:style-name="T54">5</text:span></text:p>
          </table:table-cell>
          <table:table-cell table:style-name="Table5.B1" office:value-type="string">
            <text:p text:style-name="P66"><text:span text:style-name="T3">O</text:span> (r, <text:s/><text:span text:style-name="T19">θ</text:span><text:span text:style-name="T23"> + 2 PI</text:span>)<text:span text:style-name="T23"> = </text:span><text:span text:style-name="T3">O</text:span> (r, <text:s/><text:span text:style-name="T19">θ</text:span>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36</text:p>
          </table:table-cell>
          <table:table-cell table:style-name="Table5.B1" office:value-type="string">
            <text:p text:style-name="P68">a = n h-bar, n = integers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19">Two Eigen States (a and b)</text:p>
          </table:table-cell>
        </table:table-row>
        <table:table-row table:style-name="Table5.1">
          <table:table-cell table:style-name="Table5.A1" office:value-type="string">
            <text:p text:style-name="P143">37</text:p>
          </table:table-cell>
          <table:table-cell table:style-name="Table5.B1" office:value-type="string">
            <text:p text:style-name="P142">exp (i a <text:span text:style-name="T19">θ</text:span><text:span text:style-name="T23"> </text:span>/ h-bar<text:span text:style-name="T23">)</text:span></text:p>
          </table:table-cell>
        </table:table-row>
        <table:table-row table:style-name="Table5.1">
          <table:table-cell table:style-name="Table5.A1" office:value-type="string">
            <text:p text:style-name="P143">38</text:p>
          </table:table-cell>
          <table:table-cell table:style-name="Table5.B1" office:value-type="string">
            <text:p text:style-name="P142">exp (i b <text:span text:style-name="T19">θ</text:span><text:span text:style-name="T23"> </text:span>/ h-bar<text:span text:style-name="T23">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20">TISE</text:p>
          </table:table-cell>
        </table:table-row>
        <table:table-row table:style-name="Table5.1">
          <table:table-cell table:style-name="Table5.A1" office:value-type="string">
            <text:p text:style-name="P131">3<text:span text:style-name="T54">9</text:span></text:p>
          </table:table-cell>
          <table:table-cell table:style-name="Table5.B1" office:value-type="string">
            <text:p text:style-name="P55"><text:span text:style-name="T22">H~</text:span> <text:span text:style-name="T55">O [n] = </text:span></text:p>
          </table:table-cell>
        </table:table-row>
        <table:table-row table:style-name="Table5.1">
          <table:table-cell table:style-name="Table5.A1" office:value-type="string">
            <text:p text:style-name="P143">40</text:p>
          </table:table-cell>
          <table:table-cell table:style-name="Table5.B1" office:value-type="string">
            <text:p text:style-name="P55">= -h-bar^2 / 2m <text:span text:style-name="T20">( </text:span>[d/dr]^2 + 1/r [d/dr] + <text:s/>1/r^2 [d/dθ]^2<text:span text:style-name="T20"> )</text:span><text:span text:style-name="T23"> </text:span><text:span text:style-name="T3">O</text:span><text:span text:style-name="T23"> [n]</text:span></text:p>
            <text:p text:style-name="P55"><text:span text:style-name="T22"><text:s text:c="5"/></text:span><text:s/>+ V(r)<text:span text:style-name="T23"> </text:span><text:span text:style-name="T3">O</text:span><text:span text:style-name="T23"> [n]</text:span></text:p>
          </table:table-cell>
        </table:table-row>
        <table:table-row table:style-name="Table5.1">
          <table:table-cell table:style-name="Table5.A1" office:value-type="string">
            <text:p text:style-name="P143">41</text:p>
          </table:table-cell>
          <table:table-cell table:style-name="Table5.B1" office:value-type="string">
            <text:p text:style-name="P68"><text:s/>= E [n] <text:span text:style-name="T3">O</text:span> [n]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4<text:span text:style-name="T54">2</text:span></text:p>
          </table:table-cell>
          <table:table-cell table:style-name="Table5.B1" office:value-type="string">
            <text:p text:style-name="P68">Lz <text:span text:style-name="T3">O</text:span> [n] = n h-bar <text:span text:style-name="T3">O</text:span> [n]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4<text:span text:style-name="T54">3</text:span></text:p>
          </table:table-cell>
          <table:table-cell table:style-name="Table5.B1" office:value-type="string">
            <text:p text:style-name="P139"><text:span text:style-name="T22">H~</text:span> <text:s/><text:span text:style-name="T55">O [n] = </text:span></text:p>
          </table:table-cell>
        </table:table-row>
        <table:table-row table:style-name="Table5.1">
          <table:table-cell table:style-name="Table5.A1" office:value-type="string">
            <text:p text:style-name="P131">4<text:span text:style-name="T54">4</text:span></text:p>
          </table:table-cell>
          <table:table-cell table:style-name="Table5.B1" office:value-type="string">
            <text:p text:style-name="P59">= -h-bar^2 / 2m <text:span text:style-name="T20">( </text:span>[d/dr]^2 + 1/r [d/dr] + 1/r^2 [d/dθ]^2<text:span text:style-name="T20"> )</text:span><text:span text:style-name="T23"> </text:span><text:span text:style-name="T3">O</text:span><text:span text:style-name="T45"> [n]</text:span><text:span text:style-name="T23">(r)</text:span></text:p>
            <text:p text:style-name="P59"><text:span text:style-name="T22"><text:s text:c="5"/></text:span><text:s/>+ V(r)<text:span text:style-name="T23"> </text:span><text:span text:style-name="T3">O</text:span><text:span text:style-name="T23"> </text:span><text:span text:style-name="T45">[n] </text:span><text:span text:style-name="T23">(r)</text:span></text:p>
          </table:table-cell>
        </table:table-row>
        <table:table-row table:style-name="Table5.1">
          <table:table-cell table:style-name="Table5.A1" office:value-type="string">
            <text:p text:style-name="P131">4<text:span text:style-name="T54">5</text:span></text:p>
          </table:table-cell>
          <table:table-cell table:style-name="Table5.B1" office:value-type="string">
            <text:p text:style-name="P58">= <text:span text:style-name="T45">[ </text:span>-h-bar^2 / 2m <text:span text:style-name="T20">( </text:span>[d/dr]^2 + 1/r [d/dr] + 1/r^2 [d/dθ]^2<text:span text:style-name="T20"> )</text:span><text:span text:style-name="T23"> </text:span></text:p>
            <text:p text:style-name="P59"><text:span text:style-name="T22"><text:s text:c="5"/></text:span><text:s/>+ V(r)<text:span text:style-name="T23"> </text:span><text:span text:style-name="T45">] </text:span><text:span text:style-name="T3">O</text:span><text:span text:style-name="T23"> </text:span><text:span text:style-name="T45">[n] </text:span><text:span text:style-name="T23">(r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131">4<text:span text:style-name="T54">6</text:span></text:p>
          </table:table-cell>
          <table:table-cell table:style-name="Table5.B1" office:value-type="string">
            <text:p text:style-name="P70"><text:s/>= E [n] <text:span text:style-name="T3">O</text:span> <text:span text:style-name="T45">[n] </text:span>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20">Schroedinger Equation </text:p>
          </table:table-cell>
        </table:table-row>
        <table:table-row table:style-name="Table5.1">
          <table:table-cell table:style-name="Table5.A1" office:value-type="string">
            <text:p text:style-name="P131">4<text:span text:style-name="T54">7</text:span></text:p>
          </table:table-cell>
          <table:table-cell table:style-name="Table5.B1" office:value-type="string">
            <text:p text:style-name="P60"><text:span text:style-name="T20">( </text:span>[d/dr]^2 + 1/r [d/dr] + <text:s/><text:span text:style-name="T24">( 2 m E / h-bar^2 - n^2 </text:span>/<text:span text:style-name="T24"> </text:span>r^2 <text:span text:style-name="T24">)</text:span><text:span text:style-name="T20"> )</text:span><text:span text:style-name="T23"> </text:span><text:span text:style-name="T3">O</text:span><text:span text:style-name="T23"> </text:span><text:span text:style-name="T46">[n]</text:span><text:span text:style-name="T23">(r)</text:span><text:span text:style-name="T24"> = 0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22"><text:span text:style-name="T46">r &gt;&gt; R</text:span></text:p>
          </table:table-cell>
        </table:table-row>
        <table:table-row table:style-name="Table5.1">
          <table:table-cell table:style-name="Table5.A1" office:value-type="string">
            <text:p text:style-name="P131">4<text:span text:style-name="T54">8</text:span></text:p>
          </table:table-cell>
          <table:table-cell table:style-name="Table5.B1" office:value-type="string">
            <text:p text:style-name="P7">V (r) = ∞</text:p>
          </table:table-cell>
        </table:table-row>
        <table:table-row table:style-name="Table5.1">
          <table:table-cell table:style-name="Table5.A1" office:value-type="string">
            <text:p text:style-name="P131">4<text:span text:style-name="T54">9</text:span></text:p>
          </table:table-cell>
          <table:table-cell table:style-name="Table5.B1" office:value-type="string">
            <text:p text:style-name="P59"><text:span text:style-name="T3">O</text:span><text:span text:style-name="T46"> (r) = 0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20">Recall .. the definition of momentum (p) in terms of (k)</text:p>
          </table:table-cell>
        </table:table-row>
        <table:table-row table:style-name="Table5.1">
          <table:table-cell table:style-name="Table5.A1" office:value-type="string">
            <text:p text:style-name="P143">50</text:p>
          </table:table-cell>
          <table:table-cell table:style-name="Table5.B1" office:value-type="string">
            <text:p text:style-name="P71">k^2 = 2 m E / h-bar^2</text:p>
          </table:table-cell>
        </table:table-row>
        <table:table-row table:style-name="Table5.1">
          <table:table-cell table:style-name="Table5.A1" office:value-type="string">
            <text:p text:style-name="P143">51</text:p>
          </table:table-cell>
          <table:table-cell table:style-name="Table5.B1" office:value-type="string">
            <text:p text:style-name="P71">p = k r</text:p>
          </table:table-cell>
        </table:table-row>
        <table:table-row table:style-name="Table5.1">
          <table:table-cell table:style-name="Table5.A1" office:value-type="string">
            <text:p text:style-name="P131">5<text:span text:style-name="T54">2</text:span></text:p>
          </table:table-cell>
          <table:table-cell table:style-name="Table5.B1" office:value-type="string">
            <text:p text:style-name="P71">r = p / k</text:p>
          </table:table-cell>
        </table:table-row>
        <table:table-row table:style-name="Table5.1">
          <table:table-cell table:style-name="Table5.A1" office:value-type="string">
            <text:p text:style-name="P131">5<text:span text:style-name="T54">3</text:span></text:p>
          </table:table-cell>
          <table:table-cell table:style-name="Table5.B1" office:value-type="string">
            <text:p text:style-name="P71"><text:s/>= p / sqr (2 m E) / h-bar</text:p>
          </table:table-cell>
        </table:table-row>
        <table:table-row table:style-name="Table5.1">
          <table:table-cell table:style-name="Table5.A1" office:value-type="string">
            <text:p text:style-name="P131"/>
          </table:table-cell>
          <table:table-cell table:style-name="Table5.B1" office:value-type="string">
            <text:p text:style-name="P60"/>
          </table:table-cell>
        </table:table-row>
        <table:table-row table:style-name="Table5.1">
          <table:table-cell table:style-name="Table5.A1" office:value-type="string">
            <text:p text:style-name="P131">5<text:span text:style-name="T54">4</text:span></text:p>
          </table:table-cell>
          <table:table-cell table:style-name="Table5.B1" office:value-type="string">
            <text:p text:style-name="P60"><text:span text:style-name="T20">( </text:span>[d/d<text:span text:style-name="T47">p</text:span>]^2 + 1/<text:span text:style-name="T47">p</text:span> [d/d<text:span text:style-name="T47">p</text:span>] + <text:s/><text:span text:style-name="T24">( </text:span><text:span text:style-name="T47">1 - n^2 / p^2</text:span><text:span text:style-name="T24">)</text:span><text:span text:style-name="T20"> )</text:span><text:span text:style-name="T23"> </text:span><text:span text:style-name="T3">O</text:span><text:span text:style-name="T23"> </text:span><text:span text:style-name="T46">[n]</text:span><text:span text:style-name="T47"> </text:span><text:span text:style-name="T23">(r)</text:span><text:span text:style-name="T24"> = 0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20">Bessel Functions</text:p>
          </table:table-cell>
        </table:table-row>
        <table:table-row table:style-name="Table5.1">
          <table:table-cell table:style-name="Table5.A1" office:value-type="string">
            <text:p text:style-name="P131">5<text:span text:style-name="T54">5</text:span></text:p>
          </table:table-cell>
          <table:table-cell table:style-name="Table5.B1" office:value-type="string">
            <text:p text:style-name="P71">w [n] (r) = J [n] (kr) </text:p>
          </table:table-cell>
        </table:table-row>
        <table:table-row table:style-name="Table5.1">
          <table:table-cell table:style-name="Table5.A1" office:value-type="string">
            <text:p text:style-name="P131">5<text:span text:style-name="T54">6</text:span></text:p>
          </table:table-cell>
          <table:table-cell table:style-name="Table5.B1" office:value-type="string">
            <text:p text:style-name="P71">E = (1)^2 h-bar^2 k^2 / 2 m, n = 1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5<text:span text:style-name="T54">7</text:span></text:p>
          </table:table-cell>
          <table:table-cell table:style-name="Table5.B1" office:value-type="string">
            <text:p text:style-name="P56"><text:span text:style-name="T20">( </text:span>[d/dr]^2 + 1/r [d/dr] + <text:s/><text:span text:style-name="T24">( 2 m E / h-bar^2 - n^2 </text:span>/<text:span text:style-name="T24"> </text:span>r^2 <text:span text:style-name="T24">)</text:span><text:span text:style-name="T20"> )</text:span><text:span text:style-name="T23"> w (r)</text:span><text:span text:style-name="T24"> = 0</text:span></text:p>
          </table:table-cell>
        </table:table-row>
        <table:table-row table:style-name="Table5.1">
          <table:table-cell table:style-name="Table5.A1" office:value-type="string">
            <text:p text:style-name="P131">5<text:span text:style-name="T54">8</text:span></text:p>
          </table:table-cell>
          <table:table-cell table:style-name="Table5.B1" office:value-type="string">
            <text:p text:style-name="P56"><text:span text:style-name="T20">( </text:span>[d/d<text:span text:style-name="T24">p</text:span>]^2 + 1/<text:span text:style-name="T24">p</text:span> [d/d<text:span text:style-name="T24">p</text:span>] + <text:s/><text:span text:style-name="T24">( 1 - n^2 </text:span>/<text:span text:style-name="T24"> p</text:span>^2 <text:span text:style-name="T24">)</text:span><text:span text:style-name="T20"> )</text:span><text:span text:style-name="T23"> w (r)</text:span><text:span text:style-name="T24"> = 0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31">5<text:span text:style-name="T54">9</text:span></text:p>
          </table:table-cell>
          <table:table-cell table:style-name="Table5.B1" office:value-type="string">
            <text:p text:style-name="P69"><text:span text:style-name="T3">O</text:span> [n]<text:span text:style-name="T25"> (R, </text:span><text:span text:style-name="T19">θ</text:span><text:span text:style-name="T25">) = 0</text:span></text:p>
          </table:table-cell>
        </table:table-row>
        <table:table-row table:style-name="Table5.1">
          <table:table-cell table:style-name="Table5.A1" office:value-type="string">
            <text:p text:style-name="P143">60</text:p>
          </table:table-cell>
          <table:table-cell table:style-name="Table5.B1" office:value-type="string">
            <text:p text:style-name="P69"><text:span text:style-name="T25">w</text:span> [n]<text:span text:style-name="T25"> (R, </text:span><text:span text:style-name="T19">θ</text:span><text:span text:style-name="T25">) = 0</text:span></text:p>
          </table:table-cell>
        </table:table-row>
        <table:table-row table:style-name="Table5.1">
          <table:table-cell table:style-name="Table5.A1" office:value-type="string">
            <text:p text:style-name="P143">61</text:p>
          </table:table-cell>
          <table:table-cell table:style-name="Table5.B1" office:value-type="string">
            <text:p text:style-name="P73">J [n] (k R) = 0</text:p>
          </table:table-cell>
        </table:table-row>
        <table:table-row table:style-name="Table5.1">
          <table:table-cell table:style-name="Table5.A1" office:value-type="string">
            <text:p text:style-name="P131"/>
          </table:table-cell>
          <table:table-cell table:style-name="Table5.B1" office:value-type="string"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131">6<text:span text:style-name="T54">2</text:span></text:p>
          </table:table-cell>
          <table:table-cell table:style-name="Table5.B1" office:value-type="string">
            <text:p text:style-name="P73">J [n] (x<text:span text:style-name="T47"> </text:span>[n<text:span text:style-name="T47">, </text:span>j]) = 0</text:p>
          </table:table-cell>
        </table:table-row>
        <table:table-row table:style-name="Table5.1">
          <table:table-cell table:style-name="Table5.A1" office:value-type="string">
            <text:p text:style-name="P75"/>
          </table:table-cell>
          <table:table-cell table:style-name="Table5.B1" office:value-type="string"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131">6<text:span text:style-name="T54">3</text:span></text:p>
          </table:table-cell>
          <table:table-cell table:style-name="Table5.B1" office:value-type="string">
            <text:p text:style-name="P73">{ x [n1], x [n2], x [n3], .. x [nn] }</text:p>
          </table:table-cell>
        </table:table-row>
        <table:table-row table:style-name="Table5.1">
          <table:table-cell table:style-name="Table5.A1" office:value-type="string">
            <text:p text:style-name="P143">64</text:p>
          </table:table-cell>
          <table:table-cell table:style-name="Table5.B1" office:value-type="string">
            <text:p text:style-name="P73">x[0j] = 2.405, 5.520, 8.654, ...</text:p>
          </table:table-cell>
        </table:table-row>
        <table:table-row table:style-name="Table5.1">
          <table:table-cell table:style-name="Table5.A1" office:value-type="string">
            <text:p text:style-name="P143">65</text:p>
          </table:table-cell>
          <table:table-cell table:style-name="Table5.B1" office:value-type="string">
            <text:p text:style-name="P73">x[1j] = 3.832, 7.016, 10.173, ...</text:p>
          </table:table-cell>
        </table:table-row>
        <table:table-row table:style-name="Table5.1">
          <table:table-cell table:style-name="Table5.A1" office:value-type="string">
            <text:p text:style-name="P75"/>
          </table:table-cell>
          <table:table-cell table:style-name="Table5.B1" office:value-type="string"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143">66</text:p>
          </table:table-cell>
          <table:table-cell table:style-name="Table5.B1" office:value-type="string">
            <text:p text:style-name="P73">k R = x [n j]</text:p>
          </table:table-cell>
        </table:table-row>
        <table:table-row table:style-name="Table5.1">
          <table:table-cell table:style-name="Table5.A1" office:value-type="string">
            <text:p text:style-name="P143">67</text:p>
          </table:table-cell>
          <table:table-cell table:style-name="Table5.B1" office:value-type="string">
            <text:p text:style-name="P73">E [n j] = h-bar^2 k^2 / 2 m</text:p>
          </table:table-cell>
        </table:table-row>
        <table:table-row table:style-name="Table5.1">
          <table:table-cell table:style-name="Table5.A1" office:value-type="string">
            <text:p text:style-name="P75"/>
          </table:table-cell>
          <table:table-cell table:style-name="Table5.B1" office:value-type="string"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143">68</text:p>
          </table:table-cell>
          <table:table-cell table:style-name="Table5.B1" office:value-type="string">
            <text:p text:style-name="P74">{ <text:span text:style-name="T3">O</text:span> [n j], E [n j], Lz }</text:p>
          </table:table-cell>
        </table:table-row>
        <table:table-row table:style-name="Table5.1">
          <table:table-cell table:style-name="Table5.A1" office:value-type="string">
            <text:p text:style-name="P131">6<text:span text:style-name="T54">9</text:span></text:p>
          </table:table-cell>
          <table:table-cell table:style-name="Table5.B1" office:value-type="string">
            <text:p text:style-name="P73"><text:span text:style-name="T3">O</text:span> [n<text:span text:style-name="T48">,</text:span> j] = J [n] (x [n j] r / R ) exp (i n <text:span text:style-name="T19">θ</text:span>)</text:p>
          </table:table-cell>
        </table:table-row>
        <text:soft-page-break/>
        <table:table-row table:style-name="Table5.1">
          <table:table-cell table:style-name="Table5.A1" office:value-type="string">
            <text:p text:style-name="P143">70</text:p>
          </table:table-cell>
          <table:table-cell table:style-name="Table5.B1" office:value-type="string">
            <text:p text:style-name="P73">E [n<text:span text:style-name="T48">,</text:span> j] = h-bar^2 x[n j]^2 / (2 m R^2)</text:p>
          </table:table-cell>
        </table:table-row>
        <table:table-row table:style-name="Table5.1">
          <table:table-cell table:style-name="Table5.A1" office:value-type="string">
            <text:p text:style-name="P143">71</text:p>
          </table:table-cell>
          <table:table-cell table:style-name="Table5.B1" office:value-type="string">
            <text:p text:style-name="P73">Lz = n h-bar</text:p>
          </table:table-cell>
        </table:table-row>
        <table:table-row table:style-name="Table5.1">
          <table:table-cell table:style-name="Table5.A1" office:value-type="string">
            <text:p text:style-name="P75"/>
          </table:table-cell>
          <table:table-cell table:style-name="Table5.B1" office:value-type="string">
            <text:p text:style-name="P73"/>
          </table:table-cell>
        </table:table-row>
        <table:table-row table:style-name="Table5.1">
          <table:table-cell table:style-name="Table5.A1" office:value-type="string">
            <text:p text:style-name="P131">7<text:span text:style-name="T54">2</text:span></text:p>
          </table:table-cell>
          <table:table-cell table:style-name="Table5.B1" office:value-type="string">
            <text:p text:style-name="P104">P[θ]~ f (r , θ ) = f (r , −θ )</text:p>
          </table:table-cell>
        </table:table-row>
        <table:table-row table:style-name="Table5.1">
          <table:table-cell table:style-name="Table5.A1" office:value-type="string">
            <text:p text:style-name="P75"/>
          </table:table-cell>
          <table:table-cell table:style-name="Table5.B1" office:value-type="string">
            <text:p text:style-name="P104"/>
          </table:table-cell>
        </table:table-row>
      </table:table>
      <text:p text:style-name="Standard"/>
      <text:p text:style-name="P72"/>
      <text:h text:style-name="P107" text:outline-level="1"><text:bookmark-start text:name="__RefHeading___Toc129887_966181473"/>Landau Levels<text:bookmark-end text:name="__RefHeading___Toc129887_966181473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F .. Force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q .. electric charge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EF .. electric force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c .. 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v .. velocity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B .. Magnetic Field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m .. mass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a .. acceleration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1">p .. momentum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52"/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25">Lorentz force</text:p>
          </table:table-cell>
        </table:table-row>
        <table:table-row table:style-name="Table6.1">
          <table:table-cell table:style-name="Table6.A1" office:value-type="string">
            <text:p text:style-name="P131">1</text:p>
          </table:table-cell>
          <table:table-cell table:style-name="Table6.B1" office:value-type="string">
            <text:p text:style-name="P77"><text:s/>Force = q E - q/c v × B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20"><text:span text:style-name="T56">Newton's </text:span>2nd Law of Motion</text:p>
          </table:table-cell>
        </table:table-row>
        <table:table-row table:style-name="Table6.1">
          <table:table-cell table:style-name="Table6.A1" office:value-type="string">
            <text:p text:style-name="P131">2</text:p>
          </table:table-cell>
          <table:table-cell table:style-name="Table6.B1" office:value-type="string">
            <text:p text:style-name="P77">Force = mass * acceleration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20">Hamiltonian<text:span text:style-name="T61"> (V)</text:span>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48">H = 1/2 m p^2 + V (x)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48">H = 1/2 m p · p + V (x) .. <text:span text:style-name="T59">vector form of momentum (p)</text:span></text:p>
          </table:table-cell>
        </table:table-row>
        <table:table-row table:style-name="Table6.1">
          <table:table-cell table:style-name="Table6.A1" office:value-type="string">
            <text:p text:style-name="P131">3</text:p>
          </table:table-cell>
          <table:table-cell table:style-name="Table6.B1" office:value-type="string">
            <text:p text:style-name="P78"><text:span text:style-name="T55">H</text:span> = 1/2m (p - q/c A) · (p - q/c A ) + q/c <text:s/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20">Electric Field (EF) and Magnetic Field (B)</text:p>
          </table:table-cell>
        </table:table-row>
        <table:table-row table:style-name="Table6.1">
          <table:table-cell table:style-name="Table6.A1" office:value-type="string">
            <text:p text:style-name="P131">4</text:p>
          </table:table-cell>
          <table:table-cell table:style-name="Table6.B1" office:value-type="string">
            <text:p text:style-name="P78">E<text:span text:style-name="T55">F</text:span> = -1/c [d/dt] A - ∇ <text:span text:style-name="T3">O</text:span> </text:p>
          </table:table-cell>
        </table:table-row>
        <table:table-row table:style-name="Table6.1">
          <table:table-cell table:style-name="Table6.A1" office:value-type="string">
            <text:p text:style-name="P131">5</text:p>
          </table:table-cell>
          <table:table-cell table:style-name="Table6.B1" office:value-type="string">
            <text:p text:style-name="P78">B = ∇ × A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23"><text:span text:style-name="T57">G</text:span>auge <text:span text:style-name="T57">T</text:span>ransformation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48">F (x, y, z) .. is an arbitrary function</text:p>
          </table:table-cell>
        </table:table-row>
        <table:table-row table:style-name="Table6.1">
          <table:table-cell table:style-name="Table6.A1" office:value-type="string">
            <text:p text:style-name="P131">6</text:p>
          </table:table-cell>
          <table:table-cell table:style-name="Table6.B1" office:value-type="string">
            <text:p text:style-name="P79">A -&gt; <text:span text:style-name="T27">A - </text:span>∇ <text:span text:style-name="T58">F (x, y, z)</text:span></text:p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80"/>
          </table:table-cell>
        </table:table-row>
        <table:table-row table:style-name="Table6.1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124">The magnetic field is related to the vector (ez)</text:p>
          </table:table-cell>
        </table:table-row>
        <table:table-row table:style-name="Table6.1">
          <table:table-cell table:style-name="Table6.A1" office:value-type="string">
            <text:p text:style-name="P132">7</text:p>
          </table:table-cell>
          <table:table-cell table:style-name="Table6.B1" office:value-type="string">
            <text:p text:style-name="P145">B = B ez</text:p>
          </table:table-cell>
        </table:table-row>
        <table:table-row table:style-name="Table6.1">
          <table:table-cell table:style-name="Table6.A1" office:value-type="string">
            <text:p text:style-name="P146">8</text:p>
          </table:table-cell>
          <table:table-cell table:style-name="Table6.B1" office:value-type="string">
            <text:p text:style-name="P80">B = dx Ay - dy Ax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47">9</text:p>
          </table:table-cell>
          <table:table-cell table:style-name="Table6.B1" office:value-type="string">
            <text:p text:style-name="P80">Ax = 0</text:p>
          </table:table-cell>
        </table:table-row>
        <table:table-row table:style-name="Table6.1">
          <table:table-cell table:style-name="Table6.A1" office:value-type="string">
            <text:p text:style-name="P147">10</text:p>
          </table:table-cell>
          <table:table-cell table:style-name="Table6.B1" office:value-type="string">
            <text:p text:style-name="P80">Ay = Bx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21"><text:span text:style-name="T58">Component form of the </text:span>Hamiltonian</text:p>
          </table:table-cell>
        </table:table-row>
        <text:soft-page-break/>
        <table:table-row table:style-name="Table6.1">
          <table:table-cell table:style-name="Table6.A1" office:value-type="string">
            <text:p text:style-name="P131">1<text:span text:style-name="T57">1</text:span></text:p>
          </table:table-cell>
          <table:table-cell table:style-name="Table6.B1" office:value-type="string">
            <text:p text:style-name="P55"><text:span text:style-name="T22">H~</text:span> </text:p>
          </table:table-cell>
        </table:table-row>
        <table:table-row table:style-name="Table6.1">
          <table:table-cell table:style-name="Table6.A1" office:value-type="string">
            <text:p text:style-name="P131">1<text:span text:style-name="T57">2</text:span></text:p>
          </table:table-cell>
          <table:table-cell table:style-name="Table6.B1" office:value-type="string">
            <text:p text:style-name="P55">= -h-bar^2 / 2m <text:span text:style-name="T20">(</text:span><text:span text:style-name="T27"> px^2 + py^2 - 2 q/c Bx py + q^2/c^2 B^2 x^2</text:span><text:span text:style-name="T20"> </text:span><text:span text:style-name="T27">)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68"/>
          </table:table-cell>
        </table:table-row>
        <table:table-row table:style-name="Table6.1">
          <table:table-cell table:style-name="Table6.A1" office:value-type="string">
            <text:p text:style-name="P131">1<text:span text:style-name="T57">3</text:span></text:p>
          </table:table-cell>
          <table:table-cell table:style-name="Table6.B1" office:value-type="string">
            <text:p text:style-name="P80">[H, py] = 0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1<text:span text:style-name="T57">4</text:span></text:p>
          </table:table-cell>
          <table:table-cell table:style-name="Table6.B1" office:value-type="string">
            <text:p text:style-name="P80">H~ w [kn] (x, y) = E [kn] <text:span text:style-name="T3">O</text:span><text:span text:style-name="T26"> </text:span>[kn] (x, y)</text:p>
          </table:table-cell>
        </table:table-row>
        <table:table-row table:style-name="Table6.1">
          <table:table-cell table:style-name="Table6.A1" office:value-type="string">
            <text:p text:style-name="P131">1<text:span text:style-name="T57">5</text:span></text:p>
          </table:table-cell>
          <table:table-cell table:style-name="Table6.B1" office:value-type="string">
            <text:p text:style-name="P80">py~ w [kn] (x, y) = (h-bar k) <text:span text:style-name="T3">O</text:span><text:span text:style-name="T26"> </text:span>[kn] (x, y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1<text:span text:style-name="T57">6</text:span></text:p>
          </table:table-cell>
          <table:table-cell table:style-name="Table6.B1" office:value-type="string">
            <text:p text:style-name="P80">k = [ oo .. oo ]</text:p>
          </table:table-cell>
        </table:table-row>
        <table:table-row table:style-name="Table6.1">
          <table:table-cell table:style-name="Table6.A1" office:value-type="string">
            <text:p text:style-name="P131">1<text:span text:style-name="T57">7</text:span></text:p>
          </table:table-cell>
          <table:table-cell table:style-name="Table6.B1" office:value-type="string">
            <text:p text:style-name="P80"><text:span text:style-name="T3">O</text:span><text:span text:style-name="T26"> </text:span>[kn] (x, y) = 1 / sqr (2 PI h-bar) exp (i k y) <text:span text:style-name="T3">O</text:span><text:span text:style-name="T26"> </text:span>[nk] (x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50">18</text:p>
          </table:table-cell>
          <table:table-cell table:style-name="Table6.B1" office:value-type="string">
            <text:p text:style-name="P149">H O [k n] (x) = </text:p>
          </table:table-cell>
        </table:table-row>
        <table:table-row table:style-name="Table6.1">
          <table:table-cell table:style-name="Table6.A1" office:value-type="string">
            <text:p text:style-name="P150">19</text:p>
          </table:table-cell>
          <table:table-cell table:style-name="Table6.B1" office:value-type="string">
            <text:p text:style-name="P149"><text:s/>= E [n k] O [k n] (x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5"/>
          </table:table-cell>
        </table:table-row>
        <table:table-row table:style-name="Table6.1">
          <table:table-cell table:style-name="Table6.A1" office:value-type="string">
            <text:p text:style-name="P150">20</text:p>
          </table:table-cell>
          <table:table-cell table:style-name="Table6.B1" office:value-type="string">
            <text:p text:style-name="P55"><text:span text:style-name="T60"><text:s/></text:span>= <text:span text:style-name="T62">1 </text:span>/ 2m <text:span text:style-name="T20">(</text:span><text:span text:style-name="T27"> px^2 + </text:span><text:span text:style-name="T60">k</text:span><text:span text:style-name="T27">^2 - 2 q/c B</text:span><text:span text:style-name="T62"> </text:span><text:span text:style-name="T27">x </text:span><text:span text:style-name="T60">k</text:span><text:span text:style-name="T27"> + q^2/c^2 B^2 x^2</text:span><text:span text:style-name="T20"> </text:span><text:span text:style-name="T27">)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50">21</text:p>
          </table:table-cell>
          <table:table-cell table:style-name="Table6.B1" office:value-type="string">
            <text:p text:style-name="P149"><text:s/>= <text:span text:style-name="T62">1</text:span><text:span text:style-name="T19"> / 2m </text:span><text:span text:style-name="T20">(</text:span><text:span text:style-name="T27"> px^2 - q^2/c^2 B</text:span>^2 ( <text:span text:style-name="T27">x <text:s/></text:span>- F [k])<text:span text:style-name="T27">^2</text:span><text:span text:style-name="T20"> </text:span><text:span text:style-name="T27">)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50">22</text:p>
          </table:table-cell>
          <table:table-cell table:style-name="Table6.B1" office:value-type="string">
            <text:p text:style-name="P82"><text:span text:style-name="T58">F </text:span>k = k<text:span text:style-name="T60"> </text:span>c / q<text:span text:style-name="T60"> </text:span>B</text:p>
          </table:table-cell>
        </table:table-row>
        <table:table-row table:style-name="Table6.1">
          <table:table-cell table:style-name="Table6.A1" office:value-type="string">
            <text:p text:style-name="P150">23</text:p>
          </table:table-cell>
          <table:table-cell table:style-name="Table6.B1" office:value-type="string">
            <text:p text:style-name="P105">x = <text:span text:style-name="T58">F </text:span>k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05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96">Recall .. the Spring Constant (kx)</text:p>
          </table:table-cell>
        </table:table-row>
        <table:table-row table:style-name="Table6.1">
          <table:table-cell table:style-name="Table6.A1" office:value-type="string">
            <text:p text:style-name="P147">2<text:span text:style-name="T60">4</text:span></text:p>
          </table:table-cell>
          <table:table-cell table:style-name="Table6.B1" office:value-type="string">
            <text:p text:style-name="P8"><text:span text:style-name="T49">k</text:span><text:span text:style-name="T61"> </text:span><text:span text:style-name="T49">x = </text:span>q<text:span text:style-name="T49">^</text:span>2<text:span text:style-name="T49"> </text:span>B<text:span text:style-name="T49">^</text:span>2 /<text:span text:style-name="T49"> </text:span>m<text:span text:style-name="T49"> </text:span>c<text:span text:style-name="T49">^</text:span>2<text:span text:style-name="T49"> </text:span></text:p>
          </table:table-cell>
        </table:table-row>
        <table:table-row table:style-name="Table6.1">
          <table:table-cell table:style-name="Table6.A1" office:value-type="string">
            <text:p text:style-name="P131">2<text:span text:style-name="T60">5</text:span></text:p>
          </table:table-cell>
          <table:table-cell table:style-name="Table6.B1" office:value-type="string">
            <text:p text:style-name="P82">w = q B / m c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5"/>
          </table:table-cell>
        </table:table-row>
        <table:table-row table:style-name="Table6.1">
          <table:table-cell table:style-name="Table6.A1" office:value-type="string">
            <text:p text:style-name="P131">2<text:span text:style-name="T60">6</text:span></text:p>
          </table:table-cell>
          <table:table-cell table:style-name="Table6.B1" office:value-type="string">
            <text:p text:style-name="P55"><text:span text:style-name="T62"><text:s/></text:span>= <text:span text:style-name="T62">1</text:span> / 2m <text:span text:style-name="T20">(</text:span><text:span text:style-name="T27"> px^2 + k^2 - 2 q/c B</text:span><text:span text:style-name="T62"> F [</text:span><text:span text:style-name="T27">k</text:span><text:span text:style-name="T62">]</text:span><text:span text:style-name="T27"> + q^2/c^2 B^2 x^2</text:span><text:span text:style-name="T20"> </text:span><text:span text:style-name="T27">)</text:span></text:p>
          </table:table-cell>
        </table:table-row>
        <table:table-row table:style-name="Table6.1">
          <table:table-cell table:style-name="Table6.A1" office:value-type="string">
            <text:p text:style-name="P131">2<text:span text:style-name="T60">7</text:span></text:p>
          </table:table-cell>
          <table:table-cell table:style-name="Table6.B1" office:value-type="string">
            <text:p text:style-name="P57"><text:span text:style-name="T62"><text:s/></text:span>= <text:span text:style-name="T28">1</text:span> / 2m <text:span text:style-name="T20">(</text:span><text:span text:style-name="T27"> px^2 + q^2/c^2 B^2 (x - </text:span><text:span text:style-name="T62">F [</text:span><text:span text:style-name="T28">k</text:span><text:span text:style-name="T62">] </text:span><text:span text:style-name="T27">)^2</text:span><text:span text:style-name="T20"> </text:span><text:span text:style-name="T27">)</text:span><text:span text:style-name="T28"> </text:span></text:p>
          </table:table-cell>
        </table:table-row>
        <table:table-row table:style-name="Table6.1">
          <table:table-cell table:style-name="Table6.A1" office:value-type="string">
            <text:p text:style-name="P131">2<text:span text:style-name="T60">8</text:span></text:p>
          </table:table-cell>
          <table:table-cell table:style-name="Table6.B1" office:value-type="string">
            <text:p text:style-name="P82"><text:s/>= E [n k] 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2<text:span text:style-name="T60">9</text:span></text:p>
          </table:table-cell>
          <table:table-cell table:style-name="Table6.B1" office:value-type="string">
            <text:p text:style-name="P81"><text:span text:style-name="T3">O</text:span><text:span text:style-name="T26"> </text:span>[<text:span text:style-name="T28">k</text:span><text:span text:style-name="T62"> </text:span>n] (x)<text:span text:style-name="T28"> </text:span></text:p>
          </table:table-cell>
        </table:table-row>
        <table:table-row table:style-name="Table6.1">
          <table:table-cell table:style-name="Table6.A1" office:value-type="string">
            <text:p text:style-name="P150">30</text:p>
          </table:table-cell>
          <table:table-cell table:style-name="Table6.B1" office:value-type="string">
            <text:p text:style-name="P82"><text:s/>= <text:span text:style-name="T3">O</text:span><text:span text:style-name="T26"> </text:span><text:span text:style-name="T27">[n] (x</text:span> - <text:span text:style-name="T62">F [</text:span>k<text:span text:style-name="T62">] </text:span><text:span text:style-name="T27">)</text:span></text:p>
          </table:table-cell>
        </table:table-row>
        <table:table-row table:style-name="Table6.1">
          <table:table-cell table:style-name="Table6.A1" office:value-type="string">
            <text:p text:style-name="P150">31</text:p>
          </table:table-cell>
          <table:table-cell table:style-name="Table6.B1" office:value-type="string">
            <text:p text:style-name="P82"><text:s/>= 1 / sqr (2 PI h-bar) exp (i k y) <text:span text:style-name="T3">O</text:span><text:span text:style-name="T26"> </text:span><text:span text:style-name="T27">[n] (x</text:span> - <text:span text:style-name="T62">F [</text:span>k<text:span text:style-name="T62">] </text:span><text:span text:style-name="T27">)</text:span> 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<text:span text:style-name="T60">3</text:span>2</text:p>
          </table:table-cell>
          <table:table-cell table:style-name="Table6.B1" office:value-type="string">
            <text:p text:style-name="P82">E [k<text:span text:style-name="T62"> </text:span>n] = E [n]</text:p>
          </table:table-cell>
        </table:table-row>
        <table:table-row table:style-name="Table6.1">
          <table:table-cell table:style-name="Table6.A1" office:value-type="string">
            <text:p text:style-name="P150">33</text:p>
          </table:table-cell>
          <table:table-cell table:style-name="Table6.B1" office:value-type="string">
            <text:p text:style-name="P82"><text:s/>= h-bar w (n + 1/2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47">3<text:span text:style-name="T60">4</text:span></text:p>
          </table:table-cell>
          <table:table-cell table:style-name="Table6.B1" office:value-type="string">
            <text:p text:style-name="P82">[ H, y ] = i h-bar / m ( q/c Bx -py)</text:p>
          </table:table-cell>
        </table:table-row>
        <table:table-row table:style-name="Table6.1">
          <table:table-cell table:style-name="Table6.A1" office:value-type="string">
            <text:p text:style-name="P131">3<text:span text:style-name="T60">5</text:span></text:p>
          </table:table-cell>
          <table:table-cell table:style-name="Table6.B1" office:value-type="string">
            <text:p text:style-name="P82">[ H, px ] = i h-bar / m ( q^2/c^2 B^2x - q/c B py) </text:p>
          </table:table-cell>
        </table:table-row>
        <table:table-row table:style-name="Table6.1">
          <table:table-cell table:style-name="Table6.A1" office:value-type="string">
            <text:p text:style-name="P131">3<text:span text:style-name="T60">6</text:span></text:p>
          </table:table-cell>
          <table:table-cell table:style-name="Table6.B1" office:value-type="string">
            <text:p text:style-name="P82"><text:span text:style-name="T62"><text:s/>= </text:span>q/ c B [H, y]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ext:soft-page-break/>
        <table:table-row table:style-name="Table6.1">
          <table:table-cell table:style-name="Table6.A1" office:value-type="string">
            <text:p text:style-name="P131">3<text:span text:style-name="T60">7</text:span></text:p>
          </table:table-cell>
          <table:table-cell table:style-name="Table6.B1" office:value-type="string">
            <text:p text:style-name="P82">Q~ = px~ - q/c B y~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3<text:span text:style-name="T60">8</text:span></text:p>
          </table:table-cell>
          <table:table-cell table:style-name="Table6.B1" office:value-type="string">
            <text:p text:style-name="P84">[H, Q] = 0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31">3<text:span text:style-name="T60">9</text:span></text:p>
          </table:table-cell>
          <table:table-cell table:style-name="Table6.B1" office:value-type="string">
            <text:p text:style-name="P83"><text:span text:style-name="T3">O</text:span><text:span text:style-name="T26"> </text:span><text:span text:style-name="T27">[n] (x</text:span><text:span text:style-name="T29">, y</text:span><text:span text:style-name="T27">)</text:span> <text:span text:style-name="T29">= sqr (2 / Ly) sin (ky) </text:span><text:span text:style-name="T3">O</text:span><text:span text:style-name="T26"> </text:span><text:span text:style-name="T27">[n] (x</text:span> - xk<text:span text:style-name="T27">)</text:span> </text:p>
          </table:table-cell>
        </table:table-row>
        <table:table-row table:style-name="Table6.1">
          <table:table-cell table:style-name="Table6.A1" office:value-type="string">
            <text:p text:style-name="P150">40</text:p>
          </table:table-cell>
          <table:table-cell table:style-name="Table6.B1" office:value-type="string">
            <text:p text:style-name="P84">k = PI j / Ly</text:p>
          </table:table-cell>
        </table:table-row>
        <table:table-row table:style-name="Table6.1">
          <table:table-cell table:style-name="Table6.A1" office:value-type="string">
            <text:p text:style-name="P150">41</text:p>
          </table:table-cell>
          <table:table-cell table:style-name="Table6.B1" office:value-type="string">
            <text:p text:style-name="P84">j = [ 1 .. max ]</text:p>
          </table:table-cell>
        </table:table-row>
        <table:table-row table:style-name="Table6.1">
          <table:table-cell table:style-name="Table6.A1" office:value-type="string">
            <text:p text:style-name="P150">42</text:p>
          </table:table-cell>
          <table:table-cell table:style-name="Table6.B1" office:value-type="string">
            <text:p text:style-name="P84">max = (1 / PI) (q / c) B x Area </text:p>
          </table:table-cell>
        </table:table-row>
        <table:table-row table:style-name="Table6.1">
          <table:table-cell table:style-name="Table6.A1" office:value-type="string">
            <text:p text:style-name="P147"/>
          </table:table-cell>
          <table:table-cell table:style-name="Table6.B1" office:value-type="string">
            <text:p text:style-name="P84"/>
          </table:table-cell>
        </table:table-row>
        <table:table-row table:style-name="Table6.1">
          <table:table-cell table:style-name="Table6.A1" office:value-type="string">
            <text:p text:style-name="P150">43</text:p>
          </table:table-cell>
          <table:table-cell table:style-name="Table6.B1" office:value-type="string">
            <text:p text:style-name="P106"><text:span text:style-name="T58">F </text:span>k-max = k-max c / q B </text:p>
          </table:table-cell>
        </table:table-row>
        <table:table-row table:style-name="Table6.1">
          <table:table-cell table:style-name="Table6.A1" office:value-type="string">
            <text:p text:style-name="P147">40</text:p>
          </table:table-cell>
          <table:table-cell table:style-name="Table6.B1" office:value-type="string">
            <text:p text:style-name="P106"><text:s/>= PI j-max c / q B Ly</text:p>
          </table:table-cell>
        </table:table-row>
        <table:table-row table:style-name="Table6.1">
          <table:table-cell table:style-name="Table6.A1" office:value-type="string">
            <text:p text:style-name="P131">4<text:span text:style-name="T60">4</text:span></text:p>
          </table:table-cell>
          <table:table-cell table:style-name="Table6.B1" office:value-type="string">
            <text:p text:style-name="P106"><text:s/>= Lx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06"/>
          </table:table-cell>
        </table:table-row>
        <table:table-row table:style-name="Table6.1">
          <table:table-cell table:style-name="Table6.A1" office:value-type="string">
            <text:p text:style-name="P131">4<text:span text:style-name="T60">5</text:span></text:p>
          </table:table-cell>
          <table:table-cell table:style-name="Table6.B1" office:value-type="string">
            <text:p text:style-name="P106">j-max = q B Area / PI c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06"/>
          </table:table-cell>
        </table:table-row>
        <table:table-row table:style-name="Table6.1">
          <table:table-cell table:style-name="Table6.A1" office:value-type="string">
            <text:p text:style-name="P131">4<text:span text:style-name="T60">6</text:span></text:p>
          </table:table-cell>
          <table:table-cell table:style-name="Table6.B1" office:value-type="string">
            <text:p text:style-name="P106">Area = Lx × Ly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06"/>
          </table:table-cell>
        </table:table-row>
      </table:table>
      <text:p text:style-name="Standard"/>
      <text:p text:style-name="P76"/>
      <text:h text:style-name="P107" text:outline-level="1"><text:bookmark-start text:name="__RefHeading___Toc129889_966181473"/>Complete Set of Observables<text:bookmark-end text:name="__RefHeading___Toc129889_966181473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/>
          </table:table-cell>
          <table:table-cell table:style-name="Table7.B1" office:value-type="string">
            <text:p text:style-name="P126">Set of Eigen States</text:p>
          </table:table-cell>
        </table:table-row>
        <table:table-row table:style-name="Table7.1">
          <table:table-cell table:style-name="Table7.A1" office:value-type="string">
            <text:p text:style-name="P131">1</text:p>
          </table:table-cell>
          <table:table-cell table:style-name="Table7.B1" office:value-type="string">
            <text:p text:style-name="P86">{ exp (i sqr (2 m E) x / h-bar), exp (-i sqr (2 m E) x / h-bar) }</text:p>
          </table:table-cell>
        </table:table-row>
        <table:table-row table:style-name="Table7.1">
          <table:table-cell table:style-name="Table7.A1" office:value-type="string">
            <text:p text:style-name="P131">2</text:p>
          </table:table-cell>
          <table:table-cell table:style-name="Table7.B1" office:value-type="string">
            <text:p text:style-name="P86">E = [0 .. oo ]</text:p>
          </table:table-cell>
        </table:table-row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126">Set of Eigen States</text:p>
          </table:table-cell>
        </table:table-row>
        <table:table-row table:style-name="Table7.1">
          <table:table-cell table:style-name="Table7.A1" office:value-type="string">
            <text:p text:style-name="P131">3</text:p>
          </table:table-cell>
          <table:table-cell table:style-name="Table7.B1" office:value-type="string">
            <text:p text:style-name="P86">{ cos ( sqr (2 m E) x / h-bar), sin ( sqr (2 m E) x / h-bar) }</text:p>
          </table:table-cell>
        </table:table-row>
        <table:table-row table:style-name="Table7.1">
          <table:table-cell table:style-name="Table7.A1" office:value-type="string">
            <text:p text:style-name="P131">4</text:p>
          </table:table-cell>
          <table:table-cell table:style-name="Table7.B1" office:value-type="string">
            <text:p text:style-name="P86">E = [0 .. oo ]</text:p>
          </table:table-cell>
        </table:table-row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153">5</text:p>
          </table:table-cell>
          <table:table-cell table:style-name="Table7.B1" office:value-type="string">
            <text:p text:style-name="P154">[d/dt] &lt;Q&gt; = i / h-bar &lt; [Q H] &gt;</text:p>
          </table:table-cell>
        </table:table-row>
        <table:table-row table:style-name="Table7.1">
          <table:table-cell table:style-name="Table7.A1" office:value-type="string">
            <text:p text:style-name="P153"/>
          </table:table-cell>
          <table:table-cell table:style-name="Table7.B1" office:value-type="string">
            <text:p text:style-name="P154"/>
          </table:table-cell>
        </table:table-row>
      </table:table>
      <text:p text:style-name="Standard"/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8T23:44:31.317399765</dc:date>
    <meta:editing-duration>P1DT2H3M52S</meta:editing-duration>
    <meta:editing-cycles>40</meta:editing-cycles>
    <meta:generator>LibreOffice/7.5.9.2$Linux_X86_64 LibreOffice_project/50$Build-2</meta:generator>
    <meta:document-statistic meta:table-count="7" meta:image-count="0" meta:object-count="0" meta:page-count="18" meta:paragraph-count="616" meta:word-count="2935" meta:character-count="9823" meta:non-whitespace-character-count="7300"/>
  </office:meta>
</office:document-meta>
</file>